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a76" officeooo:paragraph-rsid="00222f2c"/>
    </style:style>
    <style:style style:name="P2" style:family="paragraph" style:parent-style-name="Standard">
      <style:text-properties fo:font-weight="bold" officeooo:rsid="001d9a76" officeooo:paragraph-rsid="001d9a76" style:font-weight-asian="bold" style:font-weight-complex="bold"/>
    </style:style>
    <style:style style:name="P3" style:family="paragraph" style:parent-style-name="Standard">
      <style:text-properties fo:font-weight="bold" officeooo:rsid="00222f2c" officeooo:paragraph-rsid="00222f2c" style:font-weight-asian="bold" style:font-weight-complex="bold"/>
    </style:style>
    <style:style style:name="P4" style:family="paragraph" style:parent-style-name="Standard">
      <style:text-properties fo:font-weight="normal" officeooo:rsid="00225257" officeooo:paragraph-rsid="00225257" style:font-weight-asian="normal" style:font-weight-complex="normal"/>
    </style:style>
    <style:style style:name="P5" style:family="paragraph" style:parent-style-name="Standard">
      <style:text-properties fo:font-weight="normal" officeooo:rsid="0022929c" officeooo:paragraph-rsid="002799bf" style:font-weight-asian="normal" style:font-weight-complex="normal"/>
    </style:style>
    <style:style style:name="P6" style:family="paragraph" style:parent-style-name="Standard">
      <style:text-properties fo:font-weight="normal" officeooo:rsid="0022929c" officeooo:paragraph-rsid="002799bf" style:font-weight-asian="normal" style:font-weight-complex="normal"/>
    </style:style>
    <style:style style:name="P7" style:family="paragraph" style:parent-style-name="Standard">
      <style:text-properties fo:font-weight="normal" officeooo:rsid="0022929c" officeooo:paragraph-rsid="002e800d" style:font-weight-asian="normal" style:font-weight-complex="normal"/>
    </style:style>
    <style:style style:name="P8" style:family="paragraph" style:parent-style-name="Standard">
      <style:paragraph-properties fo:text-align="center" style:justify-single-word="false"/>
      <style:text-properties fo:font-weight="normal" officeooo:rsid="0022929c" officeooo:paragraph-rsid="002e800d" style:font-weight-asian="normal" style:font-weight-complex="normal"/>
    </style:style>
    <style:style style:name="P9" style:family="paragraph" style:parent-style-name="Standard">
      <style:paragraph-properties fo:text-align="center" style:justify-single-word="false"/>
      <style:text-properties fo:font-weight="normal" officeooo:rsid="002e800d" officeooo:paragraph-rsid="002e800d" style:font-weight-asian="normal" style:font-weight-complex="normal"/>
    </style:style>
    <style:style style:name="P10" style:family="paragraph" style:parent-style-name="Standard">
      <style:paragraph-properties fo:text-align="start" style:justify-single-word="false"/>
      <style:text-properties fo:font-weight="normal" officeooo:rsid="002e800d" officeooo:paragraph-rsid="002e800d" style:font-weight-asian="normal" style:font-weight-complex="normal"/>
    </style:style>
    <style:style style:name="P11" style:family="paragraph" style:parent-style-name="Standard">
      <style:text-properties fo:font-weight="normal" officeooo:rsid="002e800d" officeooo:paragraph-rsid="002e800d" style:font-weight-asian="normal" style:font-weight-complex="normal"/>
    </style:style>
    <style:style style:name="P1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2f2c"/>
    </style:style>
    <style:style style:name="T2" style:family="text">
      <style:text-properties officeooo:rsid="00225257"/>
    </style:style>
    <style:style style:name="T3" style:family="text">
      <style:text-properties officeooo:rsid="0022929c"/>
    </style:style>
    <style:style style:name="T4" style:family="text">
      <style:text-properties officeooo:rsid="0023be7a"/>
    </style:style>
    <style:style style:name="T5" style:family="text">
      <style:text-properties officeooo:rsid="002e800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yesian Optimisation</text:p>
      <text:p text:style-name="P2"/>
      <text:p text:style-name="P1">Bayesian Optimisation, <text:span text:style-name="T1">or BayesOpt,</text:span> is an opt<text:span text:style-name="T1">i</text:span>misation technique applied to objective functions <text:span text:style-name="T1">typically</text:span> over continuous domains that is capable of handling stochastic noise in function evaluations. <text:span text:style-name="T1">In BayesOpt we create a surrogate model of the objective function in the form of Gaussian Process regression and then use an acquisition function to choose where to generate new observations that will maximise the information about our objective.</text:span></text:p>
      <text:p text:style-name="P1"/>
      <text:p text:style-name="P3">Gaussian Process <text:span text:style-name="T2">Regression</text:span>:</text:p>
      <text:p text:style-name="P3"/>
      <text:p text:style-name="P4"><text:span text:style-name="T3">Unlike model-based regression, which makes inference over parameters for a pre-defined model, </text:span>Gaussian Process regression <text:span text:style-name="T3">allows inference directly over function space. A Gaussian Process defines a prior over functions which, after observing some outputs from the function, can be converted in to a posterior over functions.</text:span></text:p>
      <text:p text:style-name="P4"><text:s/></text:p>
      <text:p text:style-name="P7">A Gaussian Process is defined as a random process where any point <draw:g text:anchor-type="as-char" svg:y="-0.381cm" draw:z-index="0" draw:style-name="gr1"><svg:title>TexMaths</svg:title><svg:desc>12§display§x\in R^d§svg§600§FALSE§</svg:desc><draw:polygon draw:style-name="gr2" draw:text-style-name="P12" svg:width="1.256cm" svg:height="0.396cm" svg:x="0cm" svg:y="0cm" svg:viewBox="0 0 1257 397" draw:points="628,397 0,397 0,0 1257,0 1257,397"><text:p/></draw:polygon><draw:path draw:style-name="gr3" draw:text-style-name="P13" svg:width="0.21cm" svg:height="0.191cm" svg:x="0.012cm" svg:y="0.194cm" svg:viewBox="0 0 211 192" svg:d="M130 60c2-12 12-50 40-50 4 0 14 0 22 4-12 3-20 14-20 23 0 7 4 16 16 16 10 0 23-7 23-25 0-22-25-28-39-28-26 0-40 22-45 32-11-28-33-32-45-32-45 0-69 55-69 65 0 5 4 5 5 5 4 0 5 0 6-5 14-45 42-55 56-55 9 0 23 3 23 27 0 13-7 42-23 101-6 28-21 45-39 45-4 0-13 0-22-5 11-2 21-12 21-23 0-12-10-16-17-16-12 0-23 12-23 26 0 19 22 27 40 27 28 0 44-30 44-32 5 16 20 32 46 32 44 0 68-55 68-65 0-4-4-4-5-4-3 0-5 1-6 4-13 46-43 56-56 56-17 0-23-13-23-28 0-10 2-18 7-37z"><text:p/></draw:path><draw:path draw:style-name="gr3" draw:text-style-name="P13" svg:width="0.211cm" svg:height="0.245cm" svg:x="0.394cm" svg:y="0.151cm" svg:viewBox="0 0 212 246" svg:d="M197 132c7 0 15 0 15-9s-8-9-15-9h-180c5-56 54-97 114-97h66c7 0 15 0 15-9 0-8-8-8-15-8h-67c-72 0-130 55-130 123 0 67 58 123 130 123h67c7 0 15 0 15-9s-8-9-15-9h-66c-60 0-109-39-114-96z"><text:p/></draw:path><draw:path draw:style-name="gr3" draw:text-style-name="P13" svg:width="0.301cm" svg:height="0.298cm" svg:x="0.774cm" svg:y="0.091cm" svg:viewBox="0 0 302 299" svg:d="M142 29c2-10 3-15 12-16 3 0 16 0 25 0 30 0 78 0 78 42 0 15-7 44-24 60-11 11-34 24-72 24h-47zM203 145c42-9 92-38 92-81 0-38-38-64-93-64h-120c-9 0-12 0-12 8 0 5 3 5 10 5 2 0 9 0 17 1 7 0 11 2 11 8 0 0 0 2-1 7l-57 227c-4 17-4 19-38 19-8 0-12 0-12 10 0 5 5 5 6 5 12 0 41-1 54-1 11 0 41 1 53 1 3 0 8 0 8-10 0-5-3-5-12-5-15 0-27 0-27-7 0-2 1-4 2-7l28-112h49c38 0 47 24 47 39 0 7-4 20-6 30-3 10-8 26-8 34 0 47 52 47 58 47 35 0 50-43 50-49 0-5-4-5-6-5-3 0-3 3-4 6-11 31-29 39-39 39-14 0-17-10-17-27 0-13 3-35 4-48 1-6 2-14 2-20 0-33-28-45-39-50z"><text:p/></draw:path><draw:path draw:style-name="gr3" draw:text-style-name="P13" svg:width="0.151cm" svg:height="0.208cm" svg:x="1.098cm" svg:y="0cm" svg:viewBox="0 0 152 209" svg:d="M151 8c0 0 1-3 1-4 0-2-1-4-4-4-6 0-30 2-39 2-1 0-6 2-6 8 0 4 5 4 9 4 14 0 14 3 14 4 0 2-1 4-2 7l-16 68c-7-10-17-18-31-18-39 0-77 43-77 85 0 29 19 49 46 49 14 0 28-9 42-20 6 17 21 20 30 20 10 0 18-6 24-15 6-12 9-29 9-31 0-3-3-3-5-3-3 0-4 1-6 9-3 15-9 32-22 32-8 0-10-6-10-15 0-6 1-8 2-12zM89 169c-3 8-10 15-16 20-3 2-14 12-27 12-11 0-22-7-22-29 0-16 8-48 16-60 13-24 28-28 37-28 20 0 26 22 26 25 0 2 0 4-1 4z"><text:p/></draw:path></draw:g><text:s/>is assigned a random variable <draw:g text:anchor-type="as-char" svg:y="-0.318cm" draw:z-index="1" draw:style-name="gr1"><svg:title>TexMaths</svg:title><svg:desc>12§display§f(x)§svg§600§FALSE§</svg:desc><draw:polygon draw:style-name="gr2" draw:text-style-name="P12" svg:width="0.82cm" svg:height="0.421cm" svg:x="0cm" svg:y="0.001cm" svg:viewBox="0 0 821 422" draw:points="411,422 0,422 0,0 821,0 821,422"><text:p/></draw:polygon><draw:path draw:style-name="gr3" draw:text-style-name="P13" svg:width="0.21cm" svg:height="0.384cm" svg:x="0.022cm" svg:y="0.019cm" svg:viewBox="0 0 211 385" svg:d="M133 128h37c7 0 12 0 12-7 0-5-5-5-12-5h-35l9-49c2-8 7-38 11-43 3-8 10-14 20-14 1 0 12 0 19 7-18 1-21 17-21 23 0 10 7 15 15 15 11 0 23-9 23-26 0-19-19-29-36-29-14 0-42 7-54 50-4 9-4 12-14 66h-29c-8 0-13 0-13 8 0 4 3 4 12 4h27l-31 167c-8 42-15 81-37 81-1 0-12 0-20-9 20 0 24-15 24-23 0-9-9-14-17-14-11 0-23 10-23 25 0 19 18 30 36 30 24 0 40-25 48-42 14-26 24-77 24-80z"><text:p/></draw:path><draw:path draw:style-name="gr3" draw:text-style-name="P13" svg:width="0.097cm" svg:height="0.421cm" svg:x="0.294cm" svg:y="0.001cm" svg:viewBox="0 0 98 422" svg:d="M98 419c0-1 0-3-7-10-53-53-66-133-66-198 0-73 16-146 68-199 5-5 5-6 5-8 0-3-1-4-5-4-3 0-41 29-67 83-21 45-26 92-26 128 0 34 5 84 28 132 26 53 62 79 65 79 4 0 5-1 5-3z"><text:p/></draw:path><draw:path draw:style-name="gr3" draw:text-style-name="P13" svg:width="0.21cm" svg:height="0.191cm" svg:x="0.428cm" svg:y="0.129cm" svg:viewBox="0 0 211 192" svg:d="M129 60c3-12 12-50 41-50 4 0 13 0 22 4-12 3-21 14-21 23 0 7 5 16 17 16 10 0 23-7 23-25 0-22-25-28-40-28-25 0-39 22-44 32-11-28-34-32-46-32-44 0-68 55-68 65 0 5 4 5 5 5 4 0 5 0 6-5 14-45 42-55 56-55 9 0 23 3 23 27 0 13-7 42-23 101-6 28-21 44-39 44-4 0-13 0-22-4 11-3 21-12 21-23 0-12-10-16-17-16-12 0-23 12-23 25 0 20 22 28 40 28 28 0 43-30 44-32 5 15 20 32 45 32 45 0 69-55 69-65 0-5-4-5-5-5-4 0-5 2-6 5-13 46-43 55-56 55-17 0-23-13-23-27 0-10 2-18 7-37z"><text:p/></draw:path><draw:path draw:style-name="gr3" draw:text-style-name="P13" svg:width="0.097cm" svg:height="0.421cm" svg:x="0.68cm" svg:y="0.001cm" svg:viewBox="0 0 98 422" svg:d="M98 211c0-32-5-84-27-132-25-51-63-79-67-79-2 0-4 2-4 4s0 3 7 10c43 41 67 108 67 197 0 72-15 147-68 199-6 6-6 8-6 9 0 2 2 3 4 3 4 0 43-28 68-82 21-46 26-93 26-129z"><text:p/></draw:path></draw:g><text:s/>and where the joint distribution of any finite subset of these variables <draw:g text:anchor-type="as-char" svg:y="-0.318cm" draw:z-index="2" draw:style-name="gr1"><svg:title>TexMaths</svg:title><svg:desc>12§display§p(f(x_1),f(x_2)...f(x_n))§svg§600§FALSE§</svg:desc><draw:polygon draw:style-name="gr2" draw:text-style-name="P12" svg:width="4.151cm" svg:height="0.421cm" svg:x="0.013cm" svg:y="0.001cm" svg:viewBox="0 0 4152 422" draw:points="2075,422 0,422 0,0 4152,0 4152,422"><text:p/></draw:polygon><draw:path draw:style-name="gr3" draw:text-style-name="P13" svg:width="0.22cm" svg:height="0.268cm" svg:x="0cm" svg:y="0.129cm"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13" svg:width="0.097cm" svg:height="0.421cm" svg:x="0.268cm" svg:y="0.001cm" svg:viewBox="0 0 98 422" svg:d="M98 419c0-1 0-3-7-10-53-53-66-133-66-198 0-73 16-146 69-199 4-5 4-6 4-8 0-3-1-4-4-4-4 0-42 29-68 83-21 45-26 92-26 128 0 34 5 84 28 132 26 53 62 79 66 79 3 0 4-1 4-3z"><text:p/></draw:path><draw:path draw:style-name="gr3" draw:text-style-name="P13" svg:width="0.21cm" svg:height="0.384cm" svg:x="0.412cm" svg:y="0.019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3" svg:width="0.097cm" svg:height="0.421cm" svg:x="0.684cm" svg:y="0.001cm" svg:viewBox="0 0 98 422" svg:d="M98 419c0-1 0-3-7-10-53-53-66-133-66-198 0-73 16-146 69-199 4-5 4-6 4-8 0-3-1-4-4-4-4 0-42 29-68 83-21 45-26 92-26 128 0 34 5 84 28 132 26 53 62 79 66 79 3 0 4-1 4-3z"><text:p/></draw:path><draw:path draw:style-name="gr3" draw:text-style-name="P13" svg:width="0.21cm" svg:height="0.191cm" svg:x="0.819cm" svg:y="0.129cm"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13" svg:width="0.107cm" svg:height="0.196cm" svg:x="1.079cm" svg:y="0.183cm" svg:viewBox="0 0 108 197" svg:d="M67 8c0-8-1-8-8-8-19 18-47 19-59 19v11c7 0 26 0 43-8v151c0 9 0 13-30 13h-11v11c5 0 42-1 53-1 10 0 47 1 53 1v-11h-11c-30 0-30-4-30-13z"><text:p/></draw:path><draw:path draw:style-name="gr3" draw:text-style-name="P13" svg:width="0.097cm" svg:height="0.421cm" svg:x="1.259cm" svg:y="0.001cm" svg:viewBox="0 0 98 422" svg:d="M98 211c0-32-4-84-27-132-25-51-63-79-67-79-2 0-4 2-4 4s0 3 7 10c43 41 67 108 67 197 0 72-15 147-68 199-6 6-6 8-6 9 0 2 2 3 4 3 4 0 43-28 68-82 22-46 26-93 26-129z"><text:p/></draw:path><draw:path draw:style-name="gr3" draw:text-style-name="P13" svg:width="0.049cm" svg:height="0.126cm" svg:x="1.437cm" svg:y="0.271cm" svg:viewBox="0 0 50 127" svg:d="M50 44c0-27-10-44-27-44-15 0-23 11-23 22 0 12 8 24 23 24 5 0 11-3 14-6 3-2 3-2 4-2v6c0 32-15 58-29 71-5 5-5 6-5 7 0 4 1 5 5 5 5 0 38-33 38-83z"><text:p/></draw:path><draw:path draw:style-name="gr3" draw:text-style-name="P13" svg:width="0.21cm" svg:height="0.384cm" svg:x="1.61cm" svg:y="0.019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3" svg:width="0.097cm" svg:height="0.421cm" svg:x="1.881cm" svg:y="0.001cm" svg:viewBox="0 0 98 422" svg:d="M98 419c0-1 0-3-7-10-53-53-66-133-66-198 0-73 16-146 69-199 4-5 4-6 4-8 0-3-1-4-4-4-4 0-42 29-68 83-21 45-26 92-26 128 0 34 5 84 28 132 26 53 62 79 66 79 3 0 4-1 4-3z"><text:p/></draw:path><draw:path draw:style-name="gr3" draw:text-style-name="P13" svg:width="0.21cm" svg:height="0.191cm" svg:x="2.015cm" svg:y="0.129cm"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13" svg:width="0.131cm" svg:height="0.196cm" svg:x="2.263cm" svg:y="0.183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3" svg:width="0.097cm" svg:height="0.421cm" svg:x="2.458cm" svg:y="0.001cm" svg:viewBox="0 0 98 422" svg:d="M98 211c0-32-4-84-27-132-25-51-63-79-67-79-2 0-4 2-4 4s0 3 7 10c43 41 67 108 67 197 0 72-15 147-68 199-6 6-6 8-6 9 0 2 2 3 4 3 4 0 43-28 68-82 22-46 26-93 26-129z"><text:p/></draw:path><draw:path draw:style-name="gr3" draw:text-style-name="P13" svg:width="0.045cm" svg:height="0.045cm" svg:x="2.633cm" svg:y="0.271cm" svg:viewBox="0 0 46 46" svg:d="M46 23c0-12-10-23-23-23-12 0-23 11-23 23 0 13 11 23 23 23 13 0 23-10 23-23z"><text:p/></draw:path><draw:path draw:style-name="gr3" draw:text-style-name="P13" svg:width="0.045cm" svg:height="0.045cm" svg:x="2.751cm" svg:y="0.271cm" svg:viewBox="0 0 46 46" svg:d="M46 23c0-12-10-23-23-23-12 0-23 11-23 23 0 13 11 23 23 23 13 0 23-10 23-23z"><text:p/></draw:path><draw:path draw:style-name="gr3" draw:text-style-name="P13" svg:width="0.045cm" svg:height="0.045cm" svg:x="2.869cm" svg:y="0.271cm" svg:viewBox="0 0 46 46" svg:d="M46 23c0-12-10-23-23-23-12 0-23 11-23 23 0 13 11 23 23 23 13 0 23-10 23-23z"><text:p/></draw:path><draw:path draw:style-name="gr3" draw:text-style-name="P13" svg:width="0.21cm" svg:height="0.384cm" svg:x="2.972cm" svg:y="0.019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3" svg:width="0.097cm" svg:height="0.421cm" svg:x="3.243cm" svg:y="0.001cm" svg:viewBox="0 0 98 422" svg:d="M98 419c0-1 0-3-7-10-53-53-66-133-66-198 0-73 16-146 69-199 4-5 4-6 4-8 0-3-1-4-4-4-4 0-42 29-68 83-21 45-26 92-26 128 0 34 5 84 28 132 26 53 62 79 66 79 3 0 4-1 4-3z"><text:p/></draw:path><draw:path draw:style-name="gr3" draw:text-style-name="P13" svg:width="0.21cm" svg:height="0.191cm" svg:x="3.378cm" svg:y="0.129cm"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13" svg:width="0.18cm" svg:height="0.133cm" svg:x="3.62cm" svg:y="0.248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3" svg:width="0.097cm" svg:height="0.421cm" svg:x="3.86cm" svg:y="0.001cm" svg:viewBox="0 0 98 422" svg:d="M98 211c0-32-4-84-27-132-25-51-63-79-67-79-2 0-4 2-4 4s0 3 7 10c43 41 67 108 67 197 0 72-15 147-68 199-6 6-6 8-6 9 0 2 2 3 4 3 4 0 43-28 68-82 22-46 26-93 26-129z"><text:p/></draw:path><draw:path draw:style-name="gr3" draw:text-style-name="P13" svg:width="0.097cm" svg:height="0.421cm" svg:x="4.023cm" svg:y="0.001cm" svg:viewBox="0 0 98 422" svg:d="M98 211c0-32-4-84-27-132-25-51-63-79-67-79-2 0-4 2-4 4s0 3 7 10c43 41 67 108 67 197 0 72-15 147-68 199-6 6-6 8-6 9 0 2 2 3 4 3 4 0 43-28 68-82 22-46 26-93 26-129z"><text:p/></draw:path></draw:g><text:s/>is itself gaussian. <text:span text:style-name="T4">Formally </text:span><text:span text:style-name="T4"><draw:g text:anchor-type="as-char" svg:y="-0.326cm" draw:z-index="3" draw:style-name="gr1"><svg:title>TexMaths</svg:title><svg:desc>12§display§P(f| X)=\mathcal{N} (f|\mu,K)§svg§600§FALSE§</svg:desc><draw:polygon draw:style-name="gr2" draw:text-style-name="P12" svg:width="3.906cm" svg:height="0.421cm" svg:x="0cm" svg:y="0.012cm" svg:viewBox="0 0 3907 422" draw:points="1953,422 0,422 0,0 3907,0 3907,422"><text:p/></draw:polygon><draw:path draw:style-name="gr3" draw:text-style-name="P13" svg:width="0.301cm" svg:height="0.288cm" svg:x="0.017cm" svg:y="0.041cm"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3" draw:text-style-name="P13" svg:width="0.097cm" svg:height="0.421cm" svg:x="0.372cm" svg:y="0.012cm" svg:viewBox="0 0 98 422" svg:d="M98 419c0-1 0-3-7-10-53-53-66-132-66-198 0-73 16-146 69-199 4-5 4-6 4-8 0-3-1-4-4-4-4 0-42 29-68 83-21 45-26 92-26 128 0 34 5 85 28 133 26 52 62 78 66 78 3 0 4-1 4-3z"><text:p/></draw:path><draw:path draw:style-name="gr3" draw:text-style-name="P13" svg:width="0.21cm" svg:height="0.384cm" svg:x="0.516cm" svg:y="0.03cm" svg:viewBox="0 0 211 385" svg:d="M133 128h37c8 0 12 0 12-7 0-5-4-5-12-5h-34l8-49c2-8 7-38 11-43 3-8 11-14 20-14 1 0 12 0 19 7-18 1-21 17-21 23 0 10 7 15 15 15 11 0 23-9 23-26 0-19-19-29-36-29-14 0-42 7-54 50-3 9-3 12-14 66h-29c-8 0-13 0-13 8 0 4 3 4 12 4h27l-31 168c-8 41-15 80-37 80-1 0-12 0-20-8 20-1 24-16 24-24 0-9-9-14-17-14-11 0-23 10-23 25 0 19 18 30 36 30 24 0 40-25 48-41 14-27 24-78 24-81z"><text:p/></draw:path><draw:path draw:style-name="gr3" draw:text-style-name="P13" svg:width="0.017cm" svg:height="0.421cm" svg:x="0.796cm" svg:y="0.012cm" svg:viewBox="0 0 18 422" svg:d="M18 16c0-9 0-16-10-16-8 0-8 7-8 16v391c0 8 0 15 8 15 10 0 10-7 10-15z"><text:p/></draw:path><draw:path draw:style-name="gr3" draw:text-style-name="P13" svg:width="0.347cm" svg:height="0.288cm" svg:x="0.874cm" svg:y="0.041cm" svg:viewBox="0 0 348 289" svg:d="M194 115l-36-84c-2-3-2-5-2-6 0-2 7-11 25-12 4-1 9-1 9-8 0-5-5-5-6-5-18 0-36 1-54 1-11 0-36-1-47-1-4 0-9 0-9 8 0 5 5 5 10 5 26 0 29 4 32 13l50 119-89 96-6 5c-21 22-40 29-61 30-6 1-10 1-10 8 0 2 0 5 6 5 12 0 25-1 40-1 14 0 32 1 46 1 3 0 8 0 8-8 0-4-4-5-5-5-4 0-16-1-16-13 0-6 5-13 10-19l43-46 38-42 44 102c1 5 2 5 2 6 0 4-8 11-25 12-5 1-9 1-9 8 0 5 5 5 8 5 10 0 40-1 52-1 10 0 36 1 47 1 3 0 9 0 9-7 0-6-5-6-8-6-28 0-30-1-37-18-15-40-44-107-54-131 29-30 72-81 87-92 12-10 28-21 52-22 6-1 10-1 10-8 0-1 0-5-5-5-13 0-26 1-39 1-16 0-33-1-47-1-4 0-9 0-9 8 0 4 3 4 5 5 4 0 18 1 18 13 0 6-5 11-9 15z"><text:p/></draw:path><draw:path draw:style-name="gr3" draw:text-style-name="P13" svg:width="0.097cm" svg:height="0.421cm" svg:x="1.269cm" svg:y="0.012cm" svg:viewBox="0 0 98 422" svg:d="M98 211c0-32-4-84-27-132-25-51-63-79-67-79-2 0-4 2-4 4s0 3 7 10c43 41 67 108 67 197 0 72-15 148-68 201-6 4-6 6-6 7 0 2 2 3 4 3 4 0 43-28 68-82 22-46 26-93 26-129z"><text:p/></draw:path><draw:path draw:style-name="gr3" draw:text-style-name="P13" svg:width="0.28cm" svg:height="0.099cm" svg:x="1.549cm" svg:y="0.171cm" svg:viewBox="0 0 281 100" svg:d="M266 17c8 0 15 0 15-9 0-8-7-8-13-8h-254c-7 0-14 0-14 8 0 9 7 9 14 9zM268 100c6 0 13 0 13-9 0-8-7-8-15-8h-252c-7 0-14 0-14 8 0 9 7 9 14 9z"><text:p/></draw:path><draw:path draw:style-name="gr3" draw:text-style-name="P13" svg:width="0.424cm" svg:height="0.348cm" svg:x="1.959cm" svg:y="0cm" svg:viewBox="0 0 425 349" svg:d="M142 85c7 22 16 53 36 106 26 72 38 98 64 139 5 8 5 8 10 8 6 0 14-4 19-8 6-5 6-6 11-26 26-112 58-228 66-248 0-1 10-16 61-16 9-2 16-23 16-33 0-7-1-7-7-7-42 0-62 18-68 23-12 15-21 47-40 117-15 54-29 108-42 164-23-35-36-69-57-124-21-59-36-103-47-142-3-8-3-8-7-8-1 0-9 0-21 10-4 3-4 7-5 12-12 112-52 224-64 244-2 6-7 15-17 15-4 0-20-3-31-13-2-2-2-2-3-2-8 0-16 21-16 32 0 13 26 21 37 21 28 0 49-60 57-79 27-77 39-139 48-185z"><text:p/></draw:path><draw:path draw:style-name="gr3" draw:text-style-name="P13" svg:width="0.097cm" svg:height="0.421cm" svg:x="2.421cm" svg:y="0.012cm" svg:viewBox="0 0 98 422" svg:d="M98 419c0-1 0-3-7-10-53-53-66-132-66-198 0-73 16-146 69-199 4-5 4-6 4-8 0-3-1-4-4-4-4 0-42 29-68 83-21 45-26 92-26 128 0 34 5 85 28 133 26 52 62 78 66 78 3 0 4-1 4-3z"><text:p/></draw:path><draw:path draw:style-name="gr3" draw:text-style-name="P13" svg:width="0.21cm" svg:height="0.384cm" svg:x="2.565cm" svg:y="0.03cm" svg:viewBox="0 0 211 385" svg:d="M133 128h37c8 0 12 0 12-7 0-5-4-5-12-5h-34l8-49c2-8 7-38 11-43 3-8 11-14 20-14 1 0 12 0 19 7-18 1-21 17-21 23 0 10 7 15 15 15 11 0 23-9 23-26 0-19-19-29-36-29-14 0-42 7-54 50-3 9-3 12-14 66h-29c-8 0-13 0-13 8 0 4 3 4 12 4h27l-31 168c-8 41-15 80-37 80-1 0-12 0-20-8 20-1 24-16 24-24 0-9-9-14-17-14-11 0-23 10-23 25 0 19 18 30 36 30 24 0 40-25 48-41 13-27 24-78 24-81z"><text:p/></draw:path><draw:path draw:style-name="gr3" draw:text-style-name="P13" svg:width="0.017cm" svg:height="0.421cm" svg:x="2.845cm" svg:y="0.012cm" svg:viewBox="0 0 18 422" svg:d="M18 16c0-9 0-16-10-16-8 0-8 7-8 16v391c0 8 0 15 8 15 10 0 10-7 10-15z"><text:p/></draw:path><draw:path draw:style-name="gr3" draw:text-style-name="P13" svg:width="0.228cm" svg:height="0.277cm" svg:x="2.925cm" svg:y="0.14cm" svg:viewBox="0 0 229 278" svg:d="M85 38c3-8 6-25 6-26 0-8-5-12-12-12-1 0-13 0-17 16l-61 244c-1 5-1 6-1 8 0 6 5 10 12 10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3" svg:width="0.049cm" svg:height="0.126cm" svg:x="3.203cm" svg:y="0.282cm" svg:viewBox="0 0 50 127" svg:d="M50 44c0-27-10-44-27-44-15 0-23 11-23 22 0 12 8 24 23 24 5 0 11-3 14-6 3-2 3-2 4-2v6c0 32-15 58-29 71-5 5-5 6-5 7 0 4 1 5 5 5 5 0 38-33 38-83z"><text:p/></draw:path><draw:path draw:style-name="gr3" draw:text-style-name="P13" svg:width="0.359cm" svg:height="0.288cm" svg:x="3.37cm" svg:y="0.041cm" svg:viewBox="0 0 360 289" svg:d="M199 118l-2-5c0-1 7-7 12-10l74-57c41-29 57-32 70-33 2-1 7-1 7-8 0-3-1-5-5-5-9 0-20 1-30 1-15 0-31-1-47-1-2 0-8 0-8 8 0 4 2 4 6 5 8 1 12 4 12 9 0 8-12 18-14 19l-166 127 34-136c4-15 4-19 36-19 10 0 14 0 14-8 0-4-4-5-6-5-12 0-42 1-54 1s-43-1-54-1c-4 0-8 0-8 7 0 6 3 6 12 6 4 0 12 0 18 1 7 0 8 3 8 8 0 0 0 2-1 7l-57 228c-4 15-4 19-38 19-7 0-12 0-12 8 0 5 5 5 7 5 11 0 41-1 53-1 10 0 18 0 28 0 8 0 18 1 26 1 4 0 8 0 8-8 0-5-3-5-10-5-16 0-28 0-28-8 0-3 2-11 4-18 6-22 10-45 16-66l63-50 50 114c5 11 5 12 5 15 0 13-18 13-23 13s-9 0-9 8c0 5 4 5 6 5 18 0 34-1 51-1 10 0 34 1 42 1 1 0 7 0 7-8 0-5-4-5-8-5-17 0-22-4-29-18z"><text:p/></draw:path><draw:path draw:style-name="gr3" draw:text-style-name="P13" svg:width="0.097cm" svg:height="0.421cm" svg:x="3.765cm" svg:y="0.012cm" svg:viewBox="0 0 98 422" svg:d="M98 211c0-32-4-84-27-132-25-51-63-79-67-79-2 0-4 2-4 4s0 3 7 10c43 41 67 108 67 197 0 72-15 148-68 201-6 4-6 6-6 7 0 2 2 3 4 3 4 0 43-28 68-82 22-46 26-93 26-129z"><text:p/></draw:path></draw:g></text:span><text:span text:style-name="T4"><text:s/>where </text:span><text:span text:style-name="T4"><draw:g text:anchor-type="as-char" svg:y="-0.192cm" draw:z-index="4" draw:style-name="gr1"><svg:title>TexMaths</svg:title><svg:desc>12§display§\mu§svg§600§FALSE§</svg:desc><draw:polygon draw:style-name="gr2" draw:text-style-name="P12" svg:width="0.254cm" svg:height="0.265cm" svg:x="0cm" svg:y="0.005cm" svg:viewBox="0 0 255 266" draw:points="128,266 0,266 0,0 255,0 255,266"><text:p/></draw:polygon><draw:path draw:style-name="gr3" draw:text-style-name="P13" svg:width="0.228cm" svg:height="0.278cm" svg:x="0.012cm" svg:y="0cm" svg:viewBox="0 0 229 279" svg:d="M85 39c2-9 6-26 6-27 0-8-5-12-12-12-1 0-13 0-17 16l-61 245c-1 5-1 6-1 6 0 8 5 12 12 12 10 0 14-7 14-8 3-4 8-26 24-92 14 11 33 14 41 14 30 0 47-20 56-32 4 20 20 32 39 32 14 0 24-10 31-24 7-15 12-41 12-41 0-5-4-5-5-5-5 0-5 1-5 7-8 28-15 53-33 53-11 0-12-11-12-19 0-10 5-30 8-45l12-46c1-6 6-22 7-28 3-10 6-27 6-28 0-9-6-12-12-12-2 0-13 0-16 14l-21 80c-5 21-9 38-11 43 0 3-20 41-54 41-21 0-32-14-32-36 0-13 4-24 6-37z"><text:p/></draw:path></draw:g></text:span><text:span text:style-name="T4"><text:s/>is the mean of the random process and K is the piecewise variance-covariance matrix of the input features </text:span><text:span text:style-name="T4"><draw:g text:anchor-type="as-char" svg:y="-0.192cm" draw:z-index="5" draw:style-name="gr1"><svg:title>TexMaths</svg:title><svg:desc>12§display§x§svg§600§FALSE§</svg:desc><draw:polygon draw:style-name="gr2" draw:text-style-name="P12" svg:width="0.241cm" svg:height="0.181cm" svg:x="0cm" svg:y="0.005cm" svg:viewBox="0 0 242 182" draw:points="121,182 0,182 0,0 242,0 242,182"><text:p/></draw:polygon><draw:path draw:style-name="gr3" draw:text-style-name="P13" svg:width="0.21cm" svg:height="0.191cm" svg:x="0.012cm" svg:y="0cm" svg:viewBox="0 0 211 192" svg:d="M130 60c2-12 12-50 42-50 2 0 12 0 20 4-11 3-20 14-20 23 0 7 4 16 16 16 10 0 23-7 23-25 0-22-24-28-39-28-24 0-39 22-45 32-11-28-32-32-45-32-45 0-69 55-69 65 0 4 4 4 5 4 4 0 5 0 6-4 14-45 42-55 56-55 9 0 24 3 24 27 0 13-8 42-24 101-6 27-21 44-39 44-4 0-13 0-22-5 11-2 21-12 21-22 0-12-10-16-17-16-12 0-23 12-23 25 0 19 22 28 40 28 28 0 44-30 45-33 5 16 19 33 45 33 44 0 68-55 68-65 0-5-4-5-5-5-3 0-5 1-6 5-13 45-43 55-56 55-17 0-23-13-23-27 0-10 2-18 7-38z"><text:p/></draw:path></draw:g></text:span><text:span text:style-name="T4">. We note that the similarity measure of the output </text:span><text:span text:style-name="T4"><draw:g text:anchor-type="as-char" svg:y="-0.318cm" draw:z-index="14" draw:style-name="gr4"><svg:title>TexMaths</svg:title><svg:desc>12§display§f(x)§svg§600§FALSE§</svg:desc><draw:polygon draw:style-name="gr81" draw:text-style-name="P12" svg:width="0.82cm" svg:height="0.421cm" svg:x="0cm" svg:y="0.001cm" svg:viewBox="0 0 821 422" draw:points="411,422 0,422 0,0 821,0 821,422"><text:p/></draw:polygon><draw:path draw:style-name="gr82" draw:text-style-name="P13" svg:width="0.21cm" svg:height="0.384cm" svg:x="0.022cm" svg:y="0.019cm" svg:viewBox="0 0 211 385" svg:d="M133 128h37c7 0 12 0 12-7 0-5-5-5-12-5h-35l9-49c2-8 7-38 11-43 3-8 10-14 20-14 1 0 12 0 19 7-18 1-21 17-21 23 0 10 7 15 15 15 11 0 23-9 23-26 0-19-19-29-36-29-14 0-42 7-54 50-4 9-4 12-14 66h-29c-8 0-13 0-13 8 0 4 3 4 12 4h27l-31 167c-8 42-15 81-37 81-1 0-12 0-20-9 20 0 24-15 24-23 0-9-9-14-17-14-11 0-23 10-23 25 0 19 18 30 36 30 24 0 40-25 48-42 14-26 24-77 24-80z"><text:p/></draw:path><draw:path draw:style-name="gr83" draw:text-style-name="P13" svg:width="0.097cm" svg:height="0.421cm" svg:x="0.294cm" svg:y="0.001cm" svg:viewBox="0 0 98 422" svg:d="M98 419c0-1 0-3-7-10-53-53-66-133-66-198 0-73 16-146 68-199 5-5 5-6 5-8 0-3-1-4-5-4-3 0-41 29-67 83-21 45-26 92-26 128 0 34 5 84 28 132 26 53 62 79 65 79 4 0 5-1 5-3z"><text:p/></draw:path><draw:path draw:style-name="gr84" draw:text-style-name="P13" svg:width="0.21cm" svg:height="0.191cm" svg:x="0.428cm" svg:y="0.13cm" svg:viewBox="0 0 211 192" svg:d="M129 60c3-12 12-50 41-50 4 0 13 0 22 4-12 3-21 14-21 23 0 7 5 16 17 16 10 0 23-7 23-25 0-22-25-28-40-28-25 0-39 22-44 32-11-28-34-32-46-32-44 0-68 55-68 65 0 5 4 5 5 5 4 0 5 0 6-5 14-45 42-55 56-55 9 0 23 3 23 27 0 13-7 42-23 101-6 28-21 44-39 44-4 0-13 0-22-4 11-3 21-12 21-23 0-12-10-16-17-16-12 0-23 12-23 25 0 20 22 28 40 28 28 0 43-30 44-32 5 15 20 32 45 32 45 0 69-55 69-65 0-5-4-5-5-5-4 0-5 2-6 5-13 46-43 55-56 55-17 0-23-13-23-27 0-10 2-18 7-37z"><text:p/></draw:path><draw:path draw:style-name="gr85" draw:text-style-name="P13" svg:width="0.097cm" svg:height="0.421cm" svg:x="0.68cm" svg:y="0.001cm" svg:viewBox="0 0 98 422" svg:d="M98 211c0-32-5-84-27-132-25-51-63-79-67-79-2 0-4 2-4 4s0 3 7 10c43 41 67 108 67 197 0 72-15 147-68 199-6 6-6 8-6 9 0 2 2 3 4 3 4 0 43-28 68-82 21-46 26-93 26-129z"><text:p/></draw:path></draw:g></text:span><text:span text:style-name="T4"><text:s/>is calculated from the inputs </text:span><text:span text:style-name="T4"><draw:g text:anchor-type="as-char" svg:y="-0.192cm" draw:z-index="15" draw:style-name="gr4"><svg:title>TexMaths</svg:title><svg:desc>12§display§x§svg§600§FALSE§</svg:desc><draw:polygon draw:style-name="gr86" draw:text-style-name="P12" svg:width="0.241cm" svg:height="0.181cm" svg:x="0cm" svg:y="0.005cm" svg:viewBox="0 0 242 182" draw:points="121,182 0,182 0,0 242,0 242,182"><text:p/></draw:polygon><draw:path draw:style-name="gr87" draw:text-style-name="P13" svg:width="0.21cm" svg:height="0.191cm" svg:x="0.012cm" svg:y="0cm" svg:viewBox="0 0 211 192" svg:d="M130 60c2-12 12-50 42-50 2 0 12 0 20 4-11 3-20 14-20 23 0 7 4 16 16 16 10 0 23-7 23-25 0-22-24-28-39-28-24 0-39 22-45 32-11-28-32-32-45-32-45 0-69 55-69 65 0 4 4 4 5 4 4 0 5 0 6-4 14-45 42-55 56-55 9 0 24 3 24 27 0 13-8 42-24 101-6 27-21 44-39 44-4 0-13 0-22-5 11-2 21-12 21-22 0-12-10-16-17-16-12 0-23 12-23 25 0 19 22 28 40 28 28 0 44-30 45-33 5 16 19 33 45 33 44 0 68-55 68-65 0-5-4-5-5-5-3 0-5 1-6 5-13 45-43 55-56 55-17 0-23-13-23-27 0-10 2-18 7-38z"><text:p/></draw:path></draw:g></text:span><text:span text:style-name="T4">. So we have the posterior distribution:</text:span></text:p>
      <text:p text:style-name="P5"/>
      <text:p text:style-name="P8"><draw:g text:anchor-type="as-char" svg:y="-0.318cm" draw:z-index="8" draw:style-name="gr4"><svg:title>TexMaths</svg:title><svg:desc>12§display§P(\mathbf{f}|\mathbf{X},\mathbf{y})§svg§600§FALSE§</svg:desc><draw:polygon draw:style-name="gr38" draw:text-style-name="P12" svg:width="1.786cm" svg:height="0.421cm" svg:x="0cm" svg:y="0.001cm" svg:viewBox="0 0 1787 422" draw:points="893,422 0,422 0,0 1787,0 1787,422"><text:p/></draw:polygon><draw:path draw:style-name="gr39" draw:text-style-name="P13" svg:width="0.301cm" svg:height="0.288cm" svg:x="0.017cm" svg:y="0.027cm"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40" draw:text-style-name="P13" svg:width="0.097cm" svg:height="0.421cm" svg:x="0.372cm" svg:y="0.001cm" svg:viewBox="0 0 98 422" svg:d="M98 419c0-1 0-3-7-10-53-53-66-133-66-198 0-73 16-146 69-199 4-5 4-6 4-8 0-3-1-4-4-4-4 0-42 29-68 83-21 45-26 92-26 128 0 34 5 84 28 132 26 53 62 79 66 79 3 0 4-1 4-3z"><text:p/></draw:path><draw:path draw:style-name="gr41" draw:text-style-name="P13" svg:width="0.167cm" svg:height="0.295cm" svg:x="0.511cm" svg:y="0.021cm" svg:viewBox="0 0 168 296" svg:d="M31 108h-31v20h31v148h-29v20c15-1 34-1 53-1 17 0 43 0 59 1v-20h-36v-148h49v-20h-53v-43c0-46 34-49 44-49 2 0 4 0 7 1-6 5-10 12-10 19 0 19 16 28 27 28 12 0 26-10 26-28 0-17-16-36-49-36-41 0-88 18-88 65z"><text:p/></draw:path><draw:path draw:style-name="gr42" draw:text-style-name="P13" svg:width="0.017cm" svg:height="0.421cm" svg:x="0.737cm" svg:y="0.001cm" svg:viewBox="0 0 18 422" svg:d="M18 16c0-9 0-16-10-16-8 0-8 7-8 16v391c0 8 0 15 8 15 10 0 10-7 10-15z"><text:p/></draw:path><draw:path draw:style-name="gr43" draw:text-style-name="P13" svg:width="0.337cm" svg:height="0.289cm" svg:x="0.819cm" svg:y="0.026cm" svg:viewBox="0 0 338 290" svg:d="M190 122l72-93c4-6 4-7 19-7 11-2 13-2 25-2h12v-20c-18 1-38 1-56 1-17 0-50 0-65-1v20c7 0 24 0 39 5-1 0-3 3-3 4l-57 74-60-83h35v-20c-17 1-57 1-77 1-16 0-52 0-67-1v20h41l94 130-86 112c-3 4-4 6-18 7-8 1-16 2-26 2h-12v19c18-1 38-1 56-1 17 0 50 0 65 1v-19c-8 0-24 0-39-5 1-1 2-4 3-4l71-94 72 103h-34v19c17-1 58-1 77-1 16 0 53 0 67 1v-19h-40z"><text:p/></draw:path><draw:path draw:style-name="gr44" draw:text-style-name="P13" svg:width="0.049cm" svg:height="0.126cm" svg:x="1.209cm" svg:y="0.272cm" svg:viewBox="0 0 50 127" svg:d="M50 44c0-27-10-44-27-44-15 0-23 11-23 22 0 12 8 24 23 24 5 0 11-3 14-6 3-2 3-2 4-2v6c0 32-15 58-29 71-5 5-5 6-5 7 0 4 1 5 5 5 5 0 38-33 38-83z"><text:p/></draw:path><draw:path draw:style-name="gr45" draw:text-style-name="P13" svg:width="0.235cm" svg:height="0.271cm" svg:x="1.368cm" svg:y="0.129cm" svg:viewBox="0 0 236 272" svg:d="M205 29c4-6 4-9 31-9v-20c-9 1-22 1-33 1s-30-1-39-1v20c2 0 21 0 21 5l-3 5-49 104-54-114h24v-20c-14 1-53 1-53 1-12 0-31-1-48-1v20h27l79 168-10 21c-9 19-22 48-52 48-6 0-8 0-10-1 4-2 13-9 13-23 0-15-11-24-25-24-12 0-24 8-24 24 0 23 20 39 46 39 32 0 57-25 68-50z"><text:p/></draw:path><draw:path draw:style-name="gr46" draw:text-style-name="P13" svg:width="0.097cm" svg:height="0.421cm" svg:x="1.646cm" svg:y="0.001cm" svg:viewBox="0 0 98 422" svg:d="M98 211c0-32-4-84-27-132-25-51-63-79-67-79-2 0-4 2-4 4s0 3 7 10c43 41 67 108 67 197 0 72-15 147-68 199-6 6-6 8-6 9 0 2 2 3 4 3 4 0 43-28 68-82 22-46 26-93 26-129z"><text:p/></draw:path></draw:g><text:span text:style-name="T5"><text:s/></text:span><text:span text:style-name="T5"><draw:g text:anchor-type="as-char" svg:y="-0.318cm" draw:z-index="10" draw:style-name="gr4"><svg:title>TexMaths</svg:title><svg:desc>12§display§=\mathcal{GP}(\boldsymbol{\mu},\boldsymbol{\Sigma})§svg§600§FALSE§</svg:desc><draw:polygon draw:style-name="gr60" draw:text-style-name="P12" svg:width="2.213cm" svg:height="0.421cm" svg:x="0cm" svg:y="0.001cm" svg:viewBox="0 0 2214 422" draw:points="1107,422 0,422 0,0 2214,0 2214,422"><text:p/></draw:polygon><draw:path draw:style-name="gr61" draw:text-style-name="P13" svg:width="0.28cm" svg:height="0.099cm" svg:x="0.024cm" svg:y="0.161cm" svg:viewBox="0 0 281 100" svg:d="M266 17c8 0 15 0 15-9 0-8-7-8-13-8h-254c-7 0-14 0-14 8 0 9 7 9 14 9zM268 100c6 0 13 0 13-9 0-8-7-8-15-8h-252c-7 0-14 0-14 8 0 9 7 9 14 9z"><text:p/></draw:path><draw:path draw:style-name="gr62" draw:text-style-name="P13" svg:width="0.235cm" svg:height="0.347cm" svg:x="0.463cm" svg:y="0.019cm" svg:viewBox="0 0 236 348" svg:d="M166 232c-11 38-22 57-27 63-17 29-25 30-39 30-8 0-38-1-63-18-19 1-33 16-33 21 0 3 28 20 68 20 30 0 79-16 112-85 10-23 18-47 20-53 8-29 17-62 17-64 0-3-1-4-5-4s-11 2-20 8c-10 6-10 8-12 19-5 15-30 77-83 77-41 0-65-32-65-80 0-34 13-77 38-106 11-14 32-37 80-37 8 0 20 2 31 5 5 1 14 4 14 18s-21 42-23 44c-1 2-3 4-3 5 0 3 2 3 5 3 12 0 26-12 38-27 2-5 20-29 20-42 0-18-13-22-18-24-16-5-31-5-37-5-95 0-181 84-181 184 0 42 19 86 74 86 32 0 64-17 92-38z"><text:p/></draw:path><draw:path draw:style-name="gr63" draw:text-style-name="P13" svg:width="0.3cm" svg:height="0.309cm" svg:x="0.729cm" svg:y="0.027cm" svg:viewBox="0 0 301 310" svg:d="M138 0c-59 0-104 29-121 49-16 16-17 29-17 30 0 3 2 3 4 3 7 0 18-6 20-8 8-6 11-9 12-16 7-17 19-32 72-35-8 95-34 188-68 277-4 6-4 7-4 7 0 1 2 3 5 3 7 0 27-10 32-20 22-52 57-148 69-267h22c52 0 101 20 101 62 0 33-30 91-113 94-8 1-13 1-25 8-7 5-11 10-11 12 0 4 3 4 9 4 77 0 176-66 176-136 0-48-57-67-107-67z"><text:p/></draw:path><draw:path draw:style-name="gr64" draw:text-style-name="P13" svg:width="0.097cm" svg:height="0.421cm" svg:x="1.09cm" svg:y="0.001cm" svg:viewBox="0 0 98 422" svg:d="M98 419c0-1 0-3-7-10-53-53-66-133-66-198 0-73 16-146 69-199 4-5 4-6 4-8 0-3-1-4-4-4-4 0-42 29-68 83-21 45-26 92-26 128 0 34 5 84 28 132 26 53 62 79 66 79 3 0 4-1 4-3z"><text:p/></draw:path><draw:path draw:style-name="gr65" draw:text-style-name="P13" svg:width="0.268cm" svg:height="0.28cm" svg:x="1.23cm" svg:y="0.126cm" svg:viewBox="0 0 269 281" svg:d="M100 50c2-10 7-28 7-32 0-8-7-18-21-18-21 0-26 22-28 26l-56 225c-2 6-2 9-2 11 0 14 11 19 20 19 8 0 20-5 26-17 2-5 15-64 19-76 18 6 36 6 42 6 14 0 33-2 59-25 9 21 33 25 49 25 17 0 29-8 37-24 11-16 17-39 17-42 0-6-7-6-11-6-5 0-6 0-8 3-2 1-2 2-3 12-9 33-19 43-29 43-4 0-10-2-10-16 0-8 1-14 6-32l10-43c3-9 8-25 10-37 2-10 7-27 7-30 0-9-7-18-20-18-9 0-23 4-28 22l-29 117c-2 8-9 14-18 21-13 11-25 16-37 16-29 0-30-22-30-34s1-21 4-28z"><text:p/></draw:path><draw:path draw:style-name="gr66" draw:text-style-name="P13" svg:width="0.049cm" svg:height="0.126cm" svg:x="1.548cm" svg:y="0.272cm" svg:viewBox="0 0 50 127" svg:d="M50 44c0-27-10-44-27-44-15 0-23 11-23 22 0 12 8 24 23 24 5 0 11-3 14-6 3-2 3-2 4-2v6c0 32-15 58-29 71-5 5-5 6-5 7 0 4 1 5 5 5 5 0 38-33 38-83z"><text:p/></draw:path><draw:path draw:style-name="gr67" draw:text-style-name="P13" svg:width="0.295cm" svg:height="0.289cm" svg:x="1.726cm" svg:y="0.026cm" svg:viewBox="0 0 296 290" svg:d="M175 154c4-3 6-5 6-9 0-2-1-5-2-6l-97-119h86c62 0 100 11 109 82h19l-12-102h-271c-8 0-13 0-13 11 0 3 0 5 4 9l121 148-120 107c-3 1-5 3-5 7 0 8 7 8 13 8h271l12-110h-19c-9 73-51 82-110 82h-114z"><text:p/></draw:path><draw:path draw:style-name="gr68" draw:text-style-name="P13" svg:width="0.097cm" svg:height="0.421cm" svg:x="2.073cm" svg:y="0.001cm" svg:viewBox="0 0 98 422" svg:d="M98 211c0-32-4-84-27-132-25-51-63-79-67-79-2 0-4 2-4 4s0 3 7 10c43 41 67 108 67 197 0 72-15 147-68 199-6 6-6 8-6 9 0 2 2 3 4 3 4 0 43-28 68-82 22-46 26-93 26-129z"><text:p/></draw:path></draw:g></text:span></text:p>
      <text:p text:style-name="P8"/>
      <text:p text:style-name="P11">Where <draw:g text:anchor-type="as-char" svg:y="-0.196cm" draw:z-index="11" draw:style-name="gr4"><svg:title>TexMaths</svg:title><svg:desc>12§display§\boldsymbol{\mu}§svg§600§FALSE§</svg:desc><draw:polygon draw:style-name="gr69" draw:text-style-name="P12" svg:width="0.298cm" svg:height="0.271cm" svg:x="0cm" svg:y="0.003cm" svg:viewBox="0 0 299 272" draw:points="150,272 0,272 0,0 299,0 299,272"><text:p/></draw:polygon><draw:path draw:style-name="gr70" draw:text-style-name="P13" svg:width="0.267cm" svg:height="0.281cm" svg:x="0.017cm" svg:y="0.001cm" svg:viewBox="0 0 268 282" svg:d="M99 51c3-11 8-29 8-33 0-8-8-18-21-18-21 0-26 22-29 26l-55 226c-2 7-2 9-2 12 0 13 11 18 20 18 8 0 20-5 25-17 3-5 16-64 20-76 18 7 36 7 42 7 14 0 33-3 59-26 10 20 34 26 48 26 17 0 30-9 39-24 10-18 15-41 15-43 0-5-6-5-9-5-5 0-8 0-10 1 0 1 0 3-2 14-9 33-18 42-29 42-5 0-11-3-11-16 0-7 3-14 7-31l11-44c1-9 6-26 10-38 1-10 6-27 6-30 0-9-6-18-21-18-8 0-22 4-27 22l-29 117c-2 9-10 15-17 22-14 12-26 16-38 16-29 0-30-22-30-34s1-22 4-29z"><text:p/></draw:path></draw:g><text:s/>here is the mean function <draw:g text:anchor-type="as-char" svg:y="-0.318cm" draw:z-index="12" draw:style-name="gr4"><svg:title>TexMaths</svg:title><svg:desc>12§display§\mathbb{E}[f(x)]§svg§600§FALSE§</svg:desc><draw:polygon draw:style-name="gr71" draw:text-style-name="P12" svg:width="1.337cm" svg:height="0.421cm" svg:x="0cm" svg:y="0.001cm" svg:viewBox="0 0 1338 422" draw:points="669,422 0,422 0,0 1338,0 1338,422"><text:p/></draw:polygon><draw:path draw:style-name="gr72" draw:text-style-name="P13" svg:width="0.264cm" svg:height="0.289cm" svg:x="0.006cm" svg:y="0.027cm" svg:viewBox="0 0 265 290" svg:d="M103 148c11 0 32 0 47 8 21 14 22 37 22 38 0 6 0 12 8 12 6 0 6-6 6-13v-114c0-8 0-14-6-14-8 0-8 6-8 9-3 54-46 58-69 58v-89c0-29 9-29 19-29h20c57 0 86 30 89 59 0 4 1 10 7 10 7 0 7-7 7-13v-56c0-13-1-14-13-14h-218c-7 0-14 0-14 7s7 7 12 7c24 0 25 4 25 26v211c0 20-1 25-24 25-6 0-13 0-13 6 0 8 7 8 14 8h225c8 0 12 0 13-6 0-1 13-70 13-73 0-5-3-7-8-7s-7 5-7 5c-3 11-7 29-37 48-23 12-45 19-68 19h-23c-10 0-19 0-19-29zM231 14v22c-8-10-16-16-24-22zM148 139c7-3 17-9 24-18v35c-11-11-24-17-24-17zM52 38c0-6 0-16-3-24h45c-5 11-5 24-5 28v205c0 16 3 24 5 29h-45c3-8 3-19 3-24zM209 276v-1c14-7 25-16 34-23 0 1-3 19-4 24z"><text:p/></draw:path><draw:polygon draw:style-name="gr73" draw:text-style-name="P13" svg:width="0.058cm" svg:height="0.421cm" svg:x="0.331cm" svg:y="0.001cm" svg:viewBox="0 0 59 422" draw:points="59,422 59,406 17,406 17,17 59,17 59,0 0,0 0,422"><text:p/></draw:polygon><draw:path draw:style-name="gr74" draw:text-style-name="P13" svg:width="0.21cm" svg:height="0.384cm" svg:x="0.42cm" svg:y="0.019cm" svg:viewBox="0 0 211 385" svg:d="M133 128h38c7 0 12 0 12-7 0-5-5-5-12-5h-35l8-49c3-8 7-38 11-43 4-8 11-14 20-14 2 0 12 0 20 7-18 1-22 17-22 23 0 10 7 15 16 15 10 0 22-9 22-26 0-19-19-29-36-29-14 0-42 7-54 50-3 9-3 12-14 66h-29c-8 0-13 0-13 8 0 4 3 4 12 4h27l-31 167c-8 42-15 81-37 81-1 0-12 0-20-9 20 0 24-15 24-23 0-9-9-14-17-14-11 0-23 10-23 25 0 19 18 30 36 30 24 0 40-25 48-42 14-26 24-77 24-80z"><text:p/></draw:path><draw:path draw:style-name="gr75" draw:text-style-name="P13" svg:width="0.097cm" svg:height="0.421cm" svg:x="0.693cm" svg:y="0.001cm" svg:viewBox="0 0 98 422" svg:d="M98 419c0-1 0-3-7-10-53-53-66-133-66-198 0-73 16-146 69-199 4-5 4-6 4-8 0-3-1-4-4-4-4 0-42 29-68 83-21 45-26 92-26 128 0 34 5 84 28 132 26 53 62 79 66 79 3 0 4-1 4-3z"><text:p/></draw:path><draw:path draw:style-name="gr76" draw:text-style-name="P13" svg:width="0.21cm" svg:height="0.191cm" svg:x="0.827cm" svg:y="0.13cm" svg:viewBox="0 0 211 192" svg:d="M130 60c2-12 12-50 41-50 2 0 13 0 21 4-12 3-20 14-20 23 0 7 5 16 17 16 9 0 22-7 22-25 0-22-25-28-39-28-25 0-40 22-45 32-11-28-33-32-45-32-45 0-69 55-69 65 0 5 4 5 5 5 4 0 5 0 6-5 14-45 42-55 56-55 9 0 23 3 23 27 0 13-7 42-23 101-6 28-21 44-39 44-4 0-13 0-22-4 11-3 21-12 21-23 0-12-10-16-17-16-12 0-23 12-23 25 0 20 22 28 40 28 28 0 43-30 44-32 5 15 20 32 46 32 44 0 68-55 68-65 0-5-3-5-5-5-3 0-4 2-6 5-14 46-43 55-56 55-17 0-23-13-23-27 0-10 2-18 7-37z"><text:p/></draw:path><draw:path draw:style-name="gr77" draw:text-style-name="P13" svg:width="0.097cm" svg:height="0.421cm" svg:x="1.08cm" svg:y="0.001cm" svg:viewBox="0 0 98 422" svg:d="M98 211c0-32-4-84-27-132-25-51-63-79-67-79-2 0-4 2-4 4s0 3 7 10c43 41 67 108 67 197 0 72-15 147-68 199-6 6-6 8-6 9 0 2 2 3 4 3 4 0 43-28 68-82 22-46 26-93 26-129z"><text:p/></draw:path><draw:polygon draw:style-name="gr78" draw:text-style-name="P13" svg:width="0.058cm" svg:height="0.421cm" svg:x="1.23cm" svg:y="0.001cm" svg:viewBox="0 0 59 422" draw:points="59,0 0,0 0,17 41,17 41,406 0,406 0,422 59,422"><text:p/></draw:polygon></draw:g><text:s/>and <draw:g text:anchor-type="as-char" svg:y="-0.289cm" draw:z-index="13" draw:style-name="gr4"><svg:title>TexMaths</svg:title><svg:desc>12§display§\boldsymbol{\boldsymbol{\Sigma}}§svg§600§FALSE§</svg:desc><draw:polygon draw:style-name="gr79" draw:text-style-name="P12" svg:width="0.352cm" svg:height="0.289cm" svg:x="0cm" svg:y="0cm" svg:viewBox="0 0 353 290" draw:points="177,290 0,290 0,0 353,0 353,290"><text:p/></draw:polygon><draw:path draw:style-name="gr80" draw:text-style-name="P13" svg:width="0.297cm" svg:height="0.289cm" svg:x="0.027cm" svg:y="0cm" svg:viewBox="0 0 298 290" svg:d="M177 153c3-2 5-5 5-8s-1-5-2-6l-98-119h87c62 0 100 11 109 82h20l-12-102h-273c-8 0-13 0-13 11 0 3 0 5 4 9l121 148-120 106c-3 3-5 4-5 9 0 7 7 7 13 7h273l12-109h-20c-9 73-51 81-111 81h-114z"><text:p/></draw:path></draw:g><text:s/>is the covariance matrix generated from the input features. <text:span text:style-name="T4">The posterior distribution </text:span><text:span text:style-name="T4"><draw:g text:anchor-type="as-char" svg:y="-0.318cm" draw:z-index="16" draw:style-name="gr1"><svg:title>TexMaths</svg:title><svg:desc>12§display§P(f|X,y)§svg§600§FALSE§</svg:desc><draw:polygon draw:style-name="gr2" draw:text-style-name="P12" svg:width="1.796cm" svg:height="0.421cm" svg:x="0cm" svg:y="0.001cm" svg:viewBox="0 0 1797 422" draw:points="898,422 0,422 0,0 1797,0 1797,422"><text:p/></draw:polygon><draw:path draw:style-name="gr3" draw:text-style-name="P13" svg:width="0.301cm" svg:height="0.288cm" svg:x="0.017cm" svg:y="0.026cm"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3" draw:text-style-name="P13" svg:width="0.097cm" svg:height="0.421cm" svg:x="0.372cm" svg:y="0.001cm" svg:viewBox="0 0 98 422" svg:d="M98 419c0-1 0-3-7-10-53-53-66-133-66-198 0-73 16-146 69-199 4-5 4-6 4-8 0-3-1-4-4-4-4 0-42 29-68 83-21 45-26 92-26 128 0 34 5 84 28 132 26 53 62 79 66 79 3 0 4-1 4-3z"><text:p/></draw:path><draw:path draw:style-name="gr3" draw:text-style-name="P13" svg:width="0.21cm" svg:height="0.384cm" svg:x="0.516cm" svg:y="0.019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3" svg:width="0.017cm" svg:height="0.421cm" svg:x="0.796cm" svg:y="0.001cm" svg:viewBox="0 0 18 422" svg:d="M18 16c0-9 0-16-10-16-8 0-8 7-8 16v391c0 8 0 15 8 15 10 0 10-7 10-15z"><text:p/></draw:path><draw:path draw:style-name="gr3" draw:text-style-name="P13" svg:width="0.347cm" svg:height="0.288cm" svg:x="0.874cm" svg:y="0.026cm" svg:viewBox="0 0 348 289" svg:d="M194 115l-36-84c-2-3-2-5-2-6 0-2 7-11 25-12 4-1 9-1 9-8 0-5-5-5-6-5-18 0-36 1-54 1-11 0-36-1-47-1-4 0-9 0-9 8 0 5 5 5 10 5 26 0 29 4 32 13l50 119-89 96-6 5c-21 22-40 29-61 30-6 0-10 0-10 8 0 2 0 5 6 5 12 0 25-1 40-1 14 0 32 1 46 1 3 0 8 0 8-8 0-5-4-5-5-5-4 0-16-1-16-13 0-6 5-13 10-19l43-46 38-42 44 101c1 5 2 6 2 7 0 2-8 11-25 12-5 0-9 0-9 8 0 5 5 5 8 5 10 0 40-1 52-1 10 0 36 1 47 1 3 0 9 0 9-8 0-5-5-5-8-5-28 0-30-1-37-19-15-39-44-106-54-130 29-30 72-81 87-92 12-10 28-21 52-22 6-1 10-1 10-8 0-1 0-5-5-5-13 0-26 1-39 1-16 0-33-1-47-1-4 0-9 0-9 8 0 4 3 4 5 5 4 0 18 1 18 13 0 6-5 11-9 15z"><text:p/></draw:path><draw:path draw:style-name="gr3" draw:text-style-name="P13" svg:width="0.049cm" svg:height="0.126cm" svg:x="1.258cm" svg:y="0.271cm" svg:viewBox="0 0 50 127" svg:d="M50 44c0-27-10-44-27-44-15 0-23 11-23 22 0 12 8 24 23 24 5 0 11-3 14-6 3-2 3-2 4-2v6c0 32-15 58-29 71-5 5-5 6-5 7 0 4 1 5 5 5 5 0 38-33 38-83z"><text:p/></draw:path><draw:path draw:style-name="gr3" draw:text-style-name="P13" svg:width="0.193cm" svg:height="0.273cm" svg:x="1.421cm" svg:y="0.129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13" svg:width="0.097cm" svg:height="0.421cm" svg:x="1.655cm" svg:y="0.001cm" svg:viewBox="0 0 98 422" svg:d="M98 211c0-32-4-84-27-132-25-51-63-79-67-79-2 0-4 2-4 4s0 3 7 10c43 41 67 108 67 197 0 72-15 147-68 199-6 6-6 8-6 9 0 2 2 3 4 3 4 0 43-28 68-82 22-46 26-93 26-129z"><text:p/></draw:path></draw:g></text:span><text:span text:style-name="T4">, which is calculated after observing some values y, can then be used to predict future values </text:span><text:span text:style-name="T4"><draw:g text:anchor-type="as-char" svg:y="-0.318cm" draw:z-index="17" draw:style-name="gr1"><svg:title>TexMaths</svg:title><svg:desc>12§display§f(X^*)§svg§600§FALSE§</svg:desc><draw:polygon draw:style-name="gr2" draw:text-style-name="P12" svg:width="1.157cm" svg:height="0.421cm" svg:x="0cm" svg:y="0.001cm" svg:viewBox="0 0 1158 422" draw:points="579,422 0,422 0,0 1158,0 1158,422"><text:p/></draw:polygon><draw:path draw:style-name="gr3" draw:text-style-name="P13" svg:width="0.21cm" svg:height="0.384cm" svg:x="0.022cm" svg:y="0.019cm" svg:viewBox="0 0 211 385" svg:d="M133 128h38c7 0 12 0 12-7 0-5-5-5-12-5h-35l8-49c3-8 7-38 11-43 4-8 11-14 20-14 2 0 12 0 20 7-18 1-22 17-22 23 0 10 7 15 16 15 10 0 22-9 22-26 0-19-19-29-36-29-14 0-42 7-54 50-3 9-3 12-14 66h-29c-8 0-13 0-13 8 0 4 3 4 12 4h27l-31 167c-8 42-15 81-37 81-1 0-12 0-20-9 20 0 24-15 24-23 0-9-9-14-17-14-11 0-23 10-23 25 0 19 18 30 36 30 24 0 40-25 48-42 14-26 24-77 24-80z"><text:p/></draw:path><draw:path draw:style-name="gr3" draw:text-style-name="P13" svg:width="0.097cm" svg:height="0.421cm" svg:x="0.294cm" svg:y="0.001cm" svg:viewBox="0 0 98 422" svg:d="M98 419c0-1 0-3-7-10-53-53-66-133-66-198 0-73 16-146 69-199 4-5 4-6 4-8 0-3-1-4-4-4-4 0-42 29-68 83-21 45-26 92-26 128 0 34 5 84 28 132 26 53 62 79 66 79 3 0 4-1 4-3z"><text:p/></draw:path><draw:path draw:style-name="gr3" draw:text-style-name="P13" svg:width="0.347cm" svg:height="0.288cm" svg:x="0.428cm" svg:y="0.026cm" svg:viewBox="0 0 348 289" svg:d="M195 115l-36-84c-3-3-3-5-3-6 0-2 7-11 25-12 4-1 9-1 9-8 0-5-5-5-6-5-18 0-36 1-54 1-11 0-36-1-47-1-4 0-9 0-9 8 0 5 5 5 10 5 27 0 29 4 33 13l49 119-89 96-6 5c-21 22-40 29-61 30-6 0-10 0-10 8 0 2 0 5 6 5 12 0 25-1 40-1 14 0 32 1 46 1 3 0 8 0 8-8 0-5-4-5-5-5-4 0-16-1-16-13 0-6 5-13 10-19l43-46 39-42 43 101c1 5 2 6 2 7 0 2-8 11-25 12-5 0-8 0-8 8 0 5 4 5 7 5 11 0 41-1 53-1 9 0 36 1 46 1 3 0 9 0 9-8 0-5-5-5-7-5-29 0-30-1-38-19-15-39-44-106-54-130 29-30 72-81 87-92 12-10 29-21 53-22 6-1 9-1 9-8 0-1 0-5-4-5-14 0-27 1-40 1-16 0-33-1-47-1-4 0-8 0-8 8 0 4 2 4 4 5 4 0 18 1 18 13 0 6-4 11-9 15z"><text:p/></draw:path><draw:path draw:style-name="gr3" draw:text-style-name="P13" svg:width="0.12cm" svg:height="0.127cm" svg:x="0.825cm" svg:y="0.003cm" svg:viewBox="0 0 121 128" svg:d="M70 65c24-11 34-16 43-19 5-3 8-4 8-10 0-5-3-10-9-10-3 0-4 0-6 4l-41 26 5-44c0-5 0-12-10-12-4 0-10 2-10 8 0 4 3 12 3 15 0 6 2 27 2 33l-39-26c-4-2-4-4-6-4-6 0-10 5-10 10 0 6 4 8 7 10l43 19c-24 9-34 14-42 18-6 1-8 3-8 8 0 6 4 10 10 10 2 0 2 0 6-3l39-27-5 48c0 7 6 9 10 9 5 0 10-2 10-9 0-3-2-11-2-15-1-4-3-26-3-33l36 24c7 6 7 6 11 6 6 0 9-4 9-10s-3-7-7-8z"><text:p/></draw:path><draw:path draw:style-name="gr3" draw:text-style-name="P13" svg:width="0.097cm" svg:height="0.421cm" svg:x="1.017cm" svg:y="0.001cm" svg:viewBox="0 0 98 422" svg:d="M98 211c0-32-4-84-27-132-25-51-63-79-67-79-2 0-4 2-4 4s0 3 7 10c43 41 67 108 67 197 0 72-15 147-68 199-6 6-6 8-6 9 0 2 2 3 4 3 4 0 43-28 68-82 22-46 26-93 26-129z"><text:p/></draw:path></draw:g></text:span><text:span text:style-name="T4">.</text:span></text:p>
      <text:p text:style-name="P5"/>
      <text:p text:style-name="P8"><draw:g text:anchor-type="as-char" svg:y="-0.318cm" draw:z-index="6" draw:style-name="gr4"><svg:title>TexMaths</svg:title><svg:desc>12§display§P(\mathbf{f^*}|\mathbf{X^*},\mathbf{X},\mathbf{y})§svg§600§FALSE§</svg:desc><draw:polygon draw:style-name="gr5" draw:text-style-name="P12" svg:width="2.728cm" svg:height="0.421cm" svg:x="0cm" svg:y="0.001cm" svg:viewBox="0 0 2729 422" draw:points="1365,422 0,422 0,0 2729,0 2729,422"><text:p/></draw:polygon><draw:path draw:style-name="gr6" draw:text-style-name="P13" svg:width="0.301cm" svg:height="0.288cm" svg:x="0.017cm" svg:y="0.027cm"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7" draw:text-style-name="P13" svg:width="0.097cm" svg:height="0.421cm" svg:x="0.372cm" svg:y="0.001cm" svg:viewBox="0 0 98 422" svg:d="M98 419c0-1 0-3-7-10-53-53-66-133-66-198 0-73 16-146 69-199 4-5 4-6 4-8 0-3-1-4-4-4-4 0-42 29-68 83-21 45-26 92-26 128 0 34 5 84 28 132 26 53 62 79 66 79 3 0 4-1 4-3z"><text:p/></draw:path><draw:path draw:style-name="gr8" draw:text-style-name="P13" svg:width="0.167cm" svg:height="0.295cm" svg:x="0.511cm" svg:y="0.021cm" svg:viewBox="0 0 168 296" svg:d="M31 108h-31v20h31v148h-29v20c15-1 34-1 53-1 17 0 43 0 59 1v-20h-36v-148h49v-20h-53v-43c0-46 34-49 44-49 2 0 4 0 7 1-6 5-10 12-10 19 0 19 16 28 27 28 12 0 26-10 26-28 0-17-16-36-49-36-41 0-88 18-88 65z"><text:p/></draw:path><draw:path draw:style-name="gr9" draw:text-style-name="P13" svg:width="0.12cm" svg:height="0.127cm" svg:x="0.714cm" svg:y="0.004cm" svg:viewBox="0 0 121 128" svg:d="M70 65c24-11 34-16 43-19 5-3 8-4 8-10 0-5-3-10-9-10-3 0-4 0-6 4l-41 26 5-44c0-5 0-12-10-12-4 0-10 2-10 8 0 4 3 12 3 15 0 6 2 27 2 33l-39-26c-4-2-4-4-6-4-6 0-10 5-10 10 0 6 4 8 7 10l43 19c-24 9-34 14-42 18-6 1-8 3-8 8 0 6 4 10 10 10 2 0 2 0 6-3l39-27-5 48c0 7 6 9 10 9 5 0 10-2 10-9 0-3-2-11-2-15-1-4-3-26-3-33l36 24c7 6 7 6 11 6 6 0 9-4 9-10s-3-7-7-8z"><text:p/></draw:path><draw:path draw:style-name="gr10" draw:text-style-name="P13" svg:width="0.017cm" svg:height="0.421cm" svg:x="0.931cm" svg:y="0.001cm" svg:viewBox="0 0 18 422" svg:d="M18 16c0-9 0-16-10-16-8 0-8 7-8 16v391c0 8 0 15 8 15 10 0 10-7 10-15z"><text:p/></draw:path><draw:path draw:style-name="gr11" draw:text-style-name="P13" svg:width="0.337cm" svg:height="0.289cm" svg:x="1.013cm" svg:y="0.026cm" svg:viewBox="0 0 338 290" svg:d="M190 122l72-93c4-6 4-7 19-7 11-2 13-2 25-2h12v-20c-18 1-38 1-56 1-17 0-50 0-65-1v20c7 0 24 0 39 5-1 0-3 3-3 4l-57 74-60-83h35v-20c-17 1-57 1-77 1-16 0-52 0-67-1v20h41l94 130-86 112c-3 4-4 6-18 7-8 1-16 2-26 2h-12v19c17-1 38-1 56-1 17 0 50 0 65 1v-19c-8 0-24 0-39-5 1-1 2-4 3-4l71-94 72 103h-34v19c17-1 58-1 77-1 16 0 53 0 67 1v-19h-40z"><text:p/></draw:path><draw:path draw:style-name="gr12" draw:text-style-name="P13" svg:width="0.12cm" svg:height="0.127cm" svg:x="1.392cm" svg:y="0.004cm" svg:viewBox="0 0 121 128" svg:d="M70 65c24-11 34-16 43-19 5-3 8-4 8-10 0-5-3-10-9-10-3 0-4 0-6 4l-41 26 5-44c0-5 0-12-10-12-4 0-10 2-10 8 0 4 3 12 3 15 0 6 2 27 2 33l-39-26c-4-2-4-4-6-4-6 0-10 5-10 10 0 6 4 8 6 10l44 19c-24 9-34 14-42 18-6 1-8 3-8 8 0 6 4 10 10 10 2 0 2 0 6-3l39-27-5 48c0 7 6 9 10 9 5 0 10-2 10-9 0-3-2-11-2-15-1-4-3-26-3-33l36 24c7 6 7 6 11 6 6 0 9-4 9-10s-3-7-7-8z"><text:p/></draw:path><draw:path draw:style-name="gr13" draw:text-style-name="P13" svg:width="0.049cm" svg:height="0.126cm" svg:x="1.596cm" svg:y="0.272cm" svg:viewBox="0 0 50 127" svg:d="M50 44c0-27-10-44-27-44-15 0-23 11-23 22 0 12 8 24 23 24 5 0 11-3 14-6 3-2 3-2 4-2v6c0 32-15 58-29 71-5 5-5 6-5 7 0 4 1 5 5 5 5 0 38-33 38-83z"><text:p/></draw:path><draw:path draw:style-name="gr14" draw:text-style-name="P13" svg:width="0.337cm" svg:height="0.289cm" svg:x="1.761cm" svg:y="0.026cm" svg:viewBox="0 0 338 290" svg:d="M190 122l72-93c4-6 4-7 19-7 11-2 13-2 25-2h12v-20c-18 1-38 1-56 1-17 0-50 0-65-1v20c7 0 24 0 39 5-1 0-3 3-3 4l-57 74-60-83h35v-20c-17 1-57 1-77 1-16 0-52 0-67-1v20h41l94 130-86 112c-3 4-4 6-18 7-8 1-16 2-26 2h-12v19c18-1 38-1 56-1 17 0 50 0 65 1v-19c-8 0-24 0-39-5 1-1 2-4 3-4l71-94 72 103h-34v19c17-1 58-1 77-1 16 0 53 0 67 1v-19h-40z"><text:p/></draw:path><draw:path draw:style-name="gr15" draw:text-style-name="P13" svg:width="0.049cm" svg:height="0.126cm" svg:x="2.151cm" svg:y="0.272cm" svg:viewBox="0 0 50 127" svg:d="M50 44c0-27-10-44-27-44-15 0-23 11-23 22 0 12 8 24 23 24 5 0 11-3 14-6 3-2 3-2 4-2v6c0 32-15 58-29 71-5 5-5 6-5 7 0 4 1 5 5 5 5 0 38-33 38-83z"><text:p/></draw:path><draw:path draw:style-name="gr16" draw:text-style-name="P13" svg:width="0.235cm" svg:height="0.271cm" svg:x="2.31cm" svg:y="0.129cm" svg:viewBox="0 0 236 272" svg:d="M205 29c4-6 4-9 31-9v-20c-9 1-22 1-33 1s-30-1-39-1v20c2 0 21 0 21 5l-3 5-49 104-54-114h24v-20c-14 1-53 1-53 1-12 0-31-1-48-1v20h27l79 168-10 21c-9 19-22 48-52 48-6 0-8 0-10-1 4-2 13-9 13-23 0-15-11-24-25-24-12 0-24 8-24 24 0 23 20 39 46 39 32 0 57-25 68-50z"><text:p/></draw:path><draw:path draw:style-name="gr17" draw:text-style-name="P13" svg:width="0.097cm" svg:height="0.421cm" svg:x="2.588cm" svg:y="0.001cm" svg:viewBox="0 0 98 422" svg:d="M98 211c0-32-4-84-27-132-25-51-63-79-67-79-2 0-4 2-4 4s0 3 7 10c43 41 67 108 67 197 0 72-15 147-68 199-6 6-6 8-6 9 0 2 2 3 4 3 4 0 43-28 68-82 22-46 26-93 26-129z"><text:p/></draw:path></draw:g><text:s/><text:span text:style-name="T5">= </text:span><text:span text:style-name="T5"><draw:g text:anchor-type="as-char" svg:y="-0.573cm" draw:z-index="7" draw:style-name="gr4"><svg:title>TexMaths</svg:title><svg:desc>12§display§\int P(\mathbf{f^*}|\mathbf{X^*},\mathbf{f})P(\mathbf{f}|\mathbf{X})df§svg§600§FALSE§</svg:desc><draw:polygon draw:style-name="gr18" draw:text-style-name="P12" svg:width="4.332cm" svg:height="0.936cm" svg:x="0cm" svg:y="0cm" svg:viewBox="0 0 4333 937" draw:points="2167,937 0,937 0,0 4333,0 4333,937"><text:p/></draw:polygon><draw:path draw:style-name="gr19" draw:text-style-name="P13" svg:width="0.375cm" svg:height="0.936cm" svg:x="0.024cm" svg:y="0cm"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20" draw:text-style-name="P13" svg:width="0.301cm" svg:height="0.288cm" svg:x="0.509cm" svg:y="0.287cm" svg:viewBox="0 0 302 289" svg:d="M112 156h72c58 0 118-45 118-91 0-34-27-65-84-65h-136c-8 0-12 0-12 7 0 6 3 6 12 6 4 0 12 0 18 1 7 0 8 3 8 8 0 0 0 2 0 7l-58 228c-4 15-4 19-38 19-7 0-12 0-12 8 0 5 5 5 7 5 11 0 41-1 53-1 10 0 19 0 28 0 8 0 18 1 26 1 4 0 8 0 8-9 0-4-3-4-10-4-16 0-28 0-28-9 0-1 0-3 1-6zM142 29c4-15 4-16 22-16h41c35 0 58 12 58 41 0 16-9 53-25 68-21 19-47 22-65 22h-60z"><text:p/></draw:path><draw:path draw:style-name="gr21" draw:text-style-name="P13" svg:width="0.097cm" svg:height="0.421cm" svg:x="0.863cm" svg:y="0.258cm" svg:viewBox="0 0 98 422" svg:d="M98 418c0-1 0-2-7-9-53-53-66-132-66-198 0-73 16-146 69-199 4-5 4-6 4-8 0-3-1-4-4-4-4 0-42 29-68 83-21 45-26 92-26 128 0 34 5 85 28 133 26 52 62 78 66 78 3 0 4-1 4-4z"><text:p/></draw:path><draw:path draw:style-name="gr22" draw:text-style-name="P13" svg:width="0.167cm" svg:height="0.295cm" svg:x="1.003cm" svg:y="0.279cm" svg:viewBox="0 0 168 296" svg:d="M31 108h-31v20h31v149h-29v19c15 0 34-1 53-1 17 0 43 0 59 1v-19h-36v-149h49v-20h-53v-43c0-46 34-49 44-49 2 0 4 0 7 1-6 5-10 12-10 19 0 19 16 28 27 28 12 0 26-10 26-28 0-17-16-36-49-36-41 0-88 18-88 65z"><text:p/></draw:path><draw:path draw:style-name="gr23" draw:text-style-name="P13" svg:width="0.12cm" svg:height="0.127cm" svg:x="1.206cm" svg:y="0.262cm" svg:viewBox="0 0 121 128" svg:d="M70 65c24-11 34-16 43-19 5-3 8-4 8-10 0-5-3-10-9-10-3 0-4 0-6 4l-41 26 5-44c0-5 0-12-10-12-4 0-10 2-10 8 0 4 3 12 3 15 1 6 2 27 2 33l-39-26c-4-2-4-4-6-4-6 0-10 5-10 10 0 6 4 8 7 10l43 19c-24 9-34 14-42 18-6 1-8 3-8 8 0 6 4 10 10 10 2 0 2 0 6-3l39-27-5 48c0 7 6 9 10 9 5 0 10-2 10-9 0-3-2-11-2-15-1-5-3-26-3-33l36 24c7 6 7 6 11 6 6 0 9-4 9-10s-3-7-7-8z"><text:p/></draw:path><draw:path draw:style-name="gr24" draw:text-style-name="P13" svg:width="0.017cm" svg:height="0.421cm" svg:x="1.423cm" svg:y="0.258cm" svg:viewBox="0 0 18 422" svg:d="M18 16c0-9 0-16-10-16-8 0-8 7-8 16v390c0 9 0 16 8 16 10 0 10-7 10-16z"><text:p/></draw:path><draw:path draw:style-name="gr25" draw:text-style-name="P13" svg:width="0.337cm" svg:height="0.289cm" svg:x="1.504cm" svg:y="0.286cm" svg:viewBox="0 0 338 290" svg:d="M190 122l72-93c4-6 4-7 19-7 11-2 13-2 25-2h12v-20c-18 1-38 1-56 1-17 0-50 0-65-1v20c7 0 24 0 39 5-1 0-3 3-3 4l-57 74-60-83h35v-20c-17 1-57 1-77 1-16 0-52 0-67-1v20h41l94 130-86 113c-3 4-4 4-18 5-8 2-16 3-26 3h-12v19c17-1 38-1 56-1 17 0 50 0 65 1v-19c-8 0-24 0-39-5 1-1 2-3 3-5l71-93 72 103h-34v19c17-1 58-1 77-1 16 0 53 0 67 1v-19h-40z"><text:p/></draw:path><draw:path draw:style-name="gr26" draw:text-style-name="P13" svg:width="0.12cm" svg:height="0.127cm" svg:x="1.884cm" svg:y="0.262cm" svg:viewBox="0 0 121 128" svg:d="M70 65c24-11 34-16 43-19 5-3 8-4 8-10 0-5-3-10-9-10-3 0-4 0-6 4l-41 26 5-44c0-5 0-12-10-12-4 0-10 2-10 8 0 4 3 12 3 15 0 6 2 27 2 33l-39-26c-4-2-4-4-6-4-6 0-10 5-10 10 0 6 4 8 6 10l44 19c-24 9-34 14-42 18-6 1-8 3-8 8 0 6 4 10 10 10 2 0 2 0 6-3l39-27-5 48c0 7 6 9 10 9 5 0 10-2 10-9 0-3-2-11-2-15-1-5-3-26-3-33l36 24c7 6 7 6 11 6 6 0 9-4 9-10s-3-7-7-8z"><text:p/></draw:path><draw:path draw:style-name="gr27" draw:text-style-name="P13" svg:width="0.049cm" svg:height="0.126cm" svg:x="2.086cm" svg:y="0.528cm" svg:viewBox="0 0 50 127" svg:d="M50 44c0-27-10-44-27-44-15 0-23 11-23 22 0 12 8 24 23 24 5 0 11-3 14-6 3-2 3-2 4-2v6c0 32-15 58-29 71-5 5-5 6-5 7 0 4 1 5 5 5 5 0 38-34 38-83z"><text:p/></draw:path><draw:path draw:style-name="gr28" draw:text-style-name="P13" svg:width="0.167cm" svg:height="0.295cm" svg:x="2.255cm" svg:y="0.279cm" svg:viewBox="0 0 168 296" svg:d="M31 108h-31v20h31v149h-29v19c15 0 34-1 53-1 17 0 43 0 59 1v-19h-36v-149h49v-20h-53v-43c0-46 34-49 44-49 2 0 4 0 7 1-6 5-10 12-10 19 0 19 16 28 27 28 12 0 26-10 26-28 0-17-16-36-49-36-41 0-88 18-88 65z"><text:p/></draw:path><draw:path draw:style-name="gr29" draw:text-style-name="P13" svg:width="0.097cm" svg:height="0.421cm" svg:x="2.456cm" svg:y="0.258cm" svg:viewBox="0 0 98 422" svg:d="M98 211c0-32-4-84-27-132-25-51-63-79-67-79-2 0-4 2-4 4s0 3 7 10c43 41 67 108 67 197 0 72-15 147-68 200-6 5-6 6-6 7 0 3 2 4 4 4 4 0 43-29 68-83 22-45 26-92 26-128z"><text:p/></draw:path><draw:path draw:style-name="gr30" draw:text-style-name="P13" svg:width="0.301cm" svg:height="0.288cm" svg:x="2.613cm" svg:y="0.287cm" svg:viewBox="0 0 302 289" svg:d="M112 156h72c58 0 118-45 118-91 0-34-27-65-84-65h-136c-8 0-12 0-12 7 0 6 3 6 12 6 4 0 12 0 18 1 7 0 8 3 8 8 0 0 0 2-1 7l-57 228c-4 15-4 19-38 19-7 0-12 0-12 8 0 5 5 5 7 5 11 0 41-1 53-1 10 0 19 0 28 0 8 0 18 1 26 1 4 0 8 0 8-9 0-4-3-4-10-4-16 0-28 0-28-9 0-1 0-3 1-6zM142 29c4-15 4-16 22-16h41c35 0 58 12 58 41 0 16-9 53-25 68-21 19-47 22-65 22h-60z"><text:p/></draw:path><draw:path draw:style-name="gr31" draw:text-style-name="P13" svg:width="0.097cm" svg:height="0.421cm" svg:x="2.968cm" svg:y="0.258cm" svg:viewBox="0 0 98 422" svg:d="M98 418c0-1 0-2-7-9-53-53-66-132-66-198 0-73 16-146 69-199 4-5 4-6 4-8 0-3-1-4-4-4-4 0-42 29-68 83-21 45-26 92-26 128 0 34 5 85 28 133 26 52 62 78 66 78 3 0 4-1 4-4z"><text:p/></draw:path><draw:path draw:style-name="gr32" draw:text-style-name="P13" svg:width="0.167cm" svg:height="0.295cm" svg:x="3.107cm" svg:y="0.279cm" svg:viewBox="0 0 168 296" svg:d="M31 108h-31v20h31v149h-29v19c15 0 34-1 53-1 17 0 43 0 59 1v-19h-36v-149h49v-20h-53v-43c0-46 34-49 44-49 2 0 4 0 7 1-6 5-10 12-10 19 0 19 16 28 27 28 12 0 26-10 26-28 0-17-16-36-49-36-41 0-88 18-88 65z"><text:p/></draw:path><draw:path draw:style-name="gr33" draw:text-style-name="P13" svg:width="0.017cm" svg:height="0.421cm" svg:x="3.334cm" svg:y="0.258cm" svg:viewBox="0 0 18 422" svg:d="M18 16c0-9 0-16-10-16-8 0-8 7-8 16v390c0 9 0 16 8 16 10 0 10-7 10-16z"><text:p/></draw:path><draw:path draw:style-name="gr34" draw:text-style-name="P13" svg:width="0.337cm" svg:height="0.289cm" svg:x="3.414cm" svg:y="0.286cm" svg:viewBox="0 0 338 290" svg:d="M190 122l72-93c4-6 4-7 19-7 11-2 13-2 25-2h12v-20c-18 1-38 1-56 1-17 0-50 0-65-1v20c7 0 24 0 39 5-1 0-3 3-3 4l-57 74-60-83h35v-20c-17 1-57 1-77 1-16 0-52 0-67-1v20h41l94 130-86 113c-3 4-4 4-18 5-8 2-16 3-26 3h-12v19c18-1 38-1 56-1 17 0 50 0 65 1v-19c-8 0-24 0-39-5 1-1 2-3 3-5l71-93 72 103h-34v19c17-1 58-1 77-1 16 0 53 0 67 1v-19h-40z"><text:p/></draw:path><draw:path draw:style-name="gr35" draw:text-style-name="P13" svg:width="0.097cm" svg:height="0.421cm" svg:x="3.791cm" svg:y="0.258cm" svg:viewBox="0 0 98 422" svg:d="M98 211c0-32-4-84-27-132-25-51-63-79-67-79-2 0-4 2-4 4s0 3 7 10c43 41 67 108 67 197 0 72-15 147-68 200-6 5-6 6-6 7 0 3 2 4 4 4 4 0 43-29 68-83 22-45 26-92 26-128z"><text:p/></draw:path><draw:path draw:style-name="gr36" draw:text-style-name="P13" svg:width="0.201cm" svg:height="0.297cm" svg:x="3.948cm" svg:y="0.281cm" svg:viewBox="0 0 202 298" svg:d="M202 5c0-1 0-5-6-5s-46 4-54 5c-3 0-5 2-5 7 0 6 3 6 9 6 21 0 22 4 22 7l-1 9-25 99c-9-16-21-26-40-26-49 0-102 62-102 123 0 41 23 68 56 68 9 0 30-2 56-31 3 17 18 31 38 31 16 0 25-9 31-24 7-14 13-40 13-41 0-5-4-5-4-5-5 0-5 2-6 8-9 28-16 53-33 53-12 0-13-11-13-19 0-11 1-13 4-21zM113 243c-1 8-1 9-9 16-18 23-34 30-46 30-22 0-28-23-28-40 0-21 14-74 24-93 12-24 31-40 49-40 28 0 34 35 34 37 0 3-1 5-3 8z"><text:p/></draw:path><draw:path draw:style-name="gr37" draw:text-style-name="P13" svg:width="0.21cm" svg:height="0.384cm" svg:x="4.103cm" svg:y="0.277cm" svg:viewBox="0 0 211 385" svg:d="M133 128h37c8 0 12 0 12-7 0-5-4-5-12-5h-34l8-49c2-8 7-38 11-43 3-8 11-14 20-14 1 0 12 0 19 7-18 1-21 17-21 23 0 10 7 15 15 15 11 0 23-9 23-26 0-19-19-29-36-29-14 0-42 7-54 50-3 9-3 12-14 66h-29c-8 0-13 0-13 7 0 5 3 5 12 5h27l-31 168c-8 41-15 79-37 79-1 0-12 0-20-7 20-1 24-17 24-24 0-10-9-14-17-14-11 0-23 9-23 25 0 19 18 30 36 30 24 0 40-25 48-41 13-28 24-78 24-81z"><text:p/></draw:path></draw:g></text:span></text:p>
      <text:p text:style-name="P9"><text:s text:c="10"/><draw:g text:anchor-type="as-char" svg:y="-0.326cm" draw:z-index="9" draw:style-name="gr4"><svg:title>TexMaths</svg:title><svg:desc>12§display§=\mathcal{N}(\mathbf{f^*}|\boldsymbol{\mu ^*},\boldsymbol{\Sigma^*})§svg§600§FALSE§</svg:desc><draw:polygon draw:style-name="gr47" draw:text-style-name="P12" svg:width="2.952cm" svg:height="0.421cm" svg:x="0cm" svg:y="0.011cm" svg:viewBox="0 0 2953 422" draw:points="1477,422 0,422 0,0 2953,0 2953,422"><text:p/></draw:polygon><draw:path draw:style-name="gr48" draw:text-style-name="P13" svg:width="0.28cm" svg:height="0.099cm" svg:x="0.024cm" svg:y="0.171cm" svg:viewBox="0 0 281 100" svg:d="M266 17c8 0 15 0 15-9 0-8-7-8-13-8h-254c-7 0-14 0-14 8 0 9 7 9 14 9zM268 100c6 0 13 0 13-9 0-8-7-8-15-8h-252c-7 0-14 0-14 8 0 9 7 9 14 9z"><text:p/></draw:path><draw:path draw:style-name="gr49" draw:text-style-name="P13" svg:width="0.424cm" svg:height="0.348cm" svg:x="0.433cm" svg:y="0cm" svg:viewBox="0 0 425 349" svg:d="M142 85c7 22 16 53 36 106 26 72 38 98 64 139 5 8 5 8 10 8 6 0 14-4 19-8 6-5 6-6 11-26 26-112 58-228 66-248 0-1 10-16 61-16 9-2 16-23 16-33 0-7-1-7-7-7-42 0-62 18-68 23-12 15-21 47-40 117-15 54-29 108-42 164-23-35-36-69-57-124-21-59-36-103-47-142-3-8-3-8-7-8-1 0-9 0-21 10-4 3-5 7-5 12-12 112-52 224-64 244-2 6-7 15-17 15-4 0-20-3-31-13-2-2-2-2-3-2-8 0-16 21-16 32 0 13 26 21 37 21 28 0 49-60 57-79 26-77 39-139 48-185z"><text:p/></draw:path><draw:path draw:style-name="gr50" draw:text-style-name="P13" svg:width="0.097cm" svg:height="0.421cm" svg:x="0.895cm" svg:y="0.011cm" svg:viewBox="0 0 98 422" svg:d="M98 419c0-1 0-3-7-10-53-53-66-132-66-198 0-73 16-146 69-199 4-5 4-6 4-8 0-3-1-4-4-4-4 0-42 29-68 83-21 45-26 92-26 128 0 34 5 85 28 133 26 52 62 78 66 78 3 0 4-1 4-3z"><text:p/></draw:path><draw:path draw:style-name="gr51" draw:text-style-name="P13" svg:width="0.167cm" svg:height="0.295cm" svg:x="1.034cm" svg:y="0.032cm" svg:viewBox="0 0 168 296" svg:d="M31 108h-31v20h31v149h-29v19c15 0 34-1 53-1 17 0 43 0 59 1v-19h-36v-149h49v-20h-53v-43c0-46 34-49 44-49 2 0 4 0 7 1-6 5-10 12-10 19 0 19 16 28 27 28 12 0 26-10 26-28 0-17-16-36-49-36-41 0-88 18-88 65z"><text:p/></draw:path><draw:path draw:style-name="gr52" draw:text-style-name="P13" svg:width="0.12cm" svg:height="0.127cm" svg:x="1.237cm" svg:y="0.015cm" svg:viewBox="0 0 121 128" svg:d="M70 65c24-11 34-16 43-19 5-3 8-4 8-10 0-5-3-10-9-10-3 0-4 0-6 4l-41 26 5-44c0-5 0-12-10-12-4 0-10 2-10 8 0 4 3 12 3 15 0 6 2 27 2 33l-39-26c-4-2-4-4-6-4-6 0-10 5-10 10 0 6 4 8 6 10l44 19c-24 9-34 14-42 18-6 1-8 3-8 8 0 6 4 10 10 10 2 0 2 0 6-3l39-27-5 48c0 7 6 9 10 9 5 0 10-2 10-9 0-3-2-11-2-15-1-4-3-26-3-33l36 24c7 6 7 6 11 6 6 0 9-4 9-10s-3-7-7-8z"><text:p/></draw:path><draw:path draw:style-name="gr53" draw:text-style-name="P13" svg:width="0.017cm" svg:height="0.421cm" svg:x="1.456cm" svg:y="0.011cm" svg:viewBox="0 0 18 422" svg:d="M18 16c0-9 0-16-10-16-8 0-8 7-8 16v391c0 8 0 15 8 15 10 0 10-7 10-15z"><text:p/></draw:path><draw:path draw:style-name="gr54" draw:text-style-name="P13" svg:width="0.268cm" svg:height="0.28cm" svg:x="1.54cm" svg:y="0.137cm" svg:viewBox="0 0 269 281" svg:d="M100 50c2-10 7-28 7-32 0-8-7-18-21-18-21 0-26 22-28 26l-56 225c-2 7-2 9-2 12 0 13 11 18 20 18 8 0 20-5 26-17 2-5 15-64 19-76 18 6 36 6 42 6 14 0 33-2 59-25 9 21 33 25 49 25 17 0 29-8 37-24 11-16 17-39 17-42 0-6-7-6-11-6-5 0-6 0-8 3-2 1-2 2-3 12-9 33-19 43-29 43-4 0-10-2-10-16 0-8 1-14 6-32l10-43c3-9 8-25 10-37 2-10 7-27 7-30 0-9-7-18-20-18-9 0-23 4-28 22l-29 117c-2 8-9 14-18 21-13 11-25 16-37 16-29 0-30-22-30-34s1-21 4-28z"><text:p/></draw:path><draw:path draw:style-name="gr55" draw:text-style-name="P13" svg:width="0.139cm" svg:height="0.131cm" svg:x="1.848cm" svg:y="0.013cm" svg:viewBox="0 0 140 132" svg:d="M23 28c-4-3-5-4-9-4-8 0-14 8-14 17 0 8 7 11 11 12l41 13-38 12c-7 2-14 5-14 14 0 6 6 16 14 16 4 0 4 0 12-6l36-24c-1 6-7 40-7 42 0 7 7 12 15 12 7 0 14-5 14-13 0-1-5-36-6-41l36 24c8 6 8 6 12 6 8 0 14-10 14-16 0-9-7-12-10-13l-41-13 37-12c8-2 14-4 14-13s-6-17-14-17c-4 0-4 0-13 7l-35 24c1-6 6-39 6-43 0-7-7-12-14-12-8 0-15 5-15 12 0 2 0 4 5 22l2 21z"><text:p/></draw:path><draw:path draw:style-name="gr56" draw:text-style-name="P13" svg:width="0.049cm" svg:height="0.126cm" svg:x="2.072cm" svg:y="0.282cm" svg:viewBox="0 0 50 127" svg:d="M50 44c0-27-10-44-27-44-15 0-23 11-23 22 0 12 8 24 23 24 5 0 11-3 14-6 3-2 3-2 4-2v6c0 32-15 58-29 71-5 5-5 6-5 7 0 4 1 5 5 5 5 0 38-33 38-83z"><text:p/></draw:path><draw:path draw:style-name="gr57" draw:text-style-name="P13" svg:width="0.295cm" svg:height="0.289cm" svg:x="2.25cm" svg:y="0.037cm" svg:viewBox="0 0 296 290" svg:d="M175 154c4-3 6-5 6-9 0-2-1-5-2-6l-97-119h86c62 0 100 11 109 82h19l-12-102h-271c-8 0-13 0-13 11 0 3 0 5 4 9l121 148-120 107c-3 2-5 3-5 7 0 8 7 8 13 8h271l12-110h-19c-9 73-51 83-110 83h-114z"><text:p/></draw:path><draw:path draw:style-name="gr58" draw:text-style-name="P13" svg:width="0.139cm" svg:height="0.131cm" svg:x="2.6cm" svg:y="0.013cm" svg:viewBox="0 0 140 132" svg:d="M23 28c-4-3-5-4-9-4-8 0-14 8-14 17 0 8 7 11 11 12l41 13-38 12c-8 2-14 5-14 14 0 6 6 16 14 16 4 0 4 0 12-6l36-24c-1 6-7 40-7 42 0 7 7 12 15 12 7 0 14-5 14-13 0-1-5-36-6-41l36 24c8 6 8 6 12 6 8 0 14-10 14-16 0-9-7-12-10-13l-41-13 37-12c8-2 14-4 14-13s-6-17-14-17c-4 0-4 0-13 7l-35 24c1-6 6-39 6-43 0-7-7-12-14-12-8 0-15 5-15 12 0 2 0 4 5 22l2 21z"><text:p/></draw:path><draw:path draw:style-name="gr59" draw:text-style-name="P13" svg:width="0.097cm" svg:height="0.421cm" svg:x="2.812cm" svg:y="0.011cm" svg:viewBox="0 0 98 422" svg:d="M98 211c0-32-4-84-27-132-25-51-63-79-67-79-2 0-4 2-4 4s0 3 7 10c43 41 67 108 67 197 0 72-15 148-68 201-6 4-6 6-6 7 0 2 2 3 4 3 4 0 43-28 68-82 22-46 26-93 26-129z"><text:p/></draw:path></draw:g></text:p>
      <text:p text:style-name="P10"/>
      <text:p text:style-name="P10"/>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7:05:49.269870671</meta:creation-date>
    <meta:editing-duration>PT17H23M56S</meta:editing-duration>
    <meta:editing-cycles>3</meta:editing-cycles>
    <meta:generator>LibreOffice/6.0.7.3$Linux_X86_64 LibreOffice_project/00m0$Build-3</meta:generator>
    <dc:date>2019-06-25T15:37:22.311489888</dc:date>
    <meta:document-statistic meta:table-count="0" meta:image-count="0" meta:object-count="0" meta:page-count="1" meta:paragraph-count="10" meta:word-count="228" meta:character-count="1494" meta:non-whitespace-character-count="1250"/>
  </office:meta>
</office:document-meta>
</file>